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monospace" svg:font-family="monospace"/>
  </office:font-face-decls>
  <office:automatic-styles>
    <style:style style:name="Table1" style:family="table">
      <style:table-properties style:width="16.404cm" fo:margin-left="0.035cm" fo:margin-right="0.062cm" table:align="margins" style:may-break-between-rows="true" table:border-model="collapsing"/>
    </style:style>
    <style:style style:name="Table1.A" style:family="table-column">
      <style:table-column-properties style:column-width="2.365cm" style:rel-column-width="9449*"/>
    </style:style>
    <style:style style:name="Table1.B" style:family="table-column">
      <style:table-column-properties style:column-width="3.595cm" style:rel-column-width="14361*"/>
    </style:style>
    <style:style style:name="Table1.C" style:family="table-column">
      <style:table-column-properties style:column-width="2.771cm" style:rel-column-width="11070*"/>
    </style:style>
    <style:style style:name="Table1.D" style:family="table-column">
      <style:table-column-properties style:column-width="7.673cm" style:rel-column-width="3065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1.314cm" fo:keep-together="auto"/>
    </style:style>
    <style:style style:name="Table1.5" style:family="table-row">
      <style:table-row-properties style:min-row-height="0.086cm" fo:keep-together="auto"/>
    </style:style>
    <style:style style:name="P1" style:family="paragraph" style:parent-style-name="Serif_20_14" style:master-page-name="U_5f_list">
      <style:paragraph-properties fo:text-align="center" style:justify-single-word="false" style:page-number="auto"/>
      <style:text-properties officeooo:paragraph-rsid="004f361d"/>
    </style:style>
    <style:style style:name="P2" style:family="paragraph" style:parent-style-name="Text_20_body">
      <style:paragraph-properties fo:text-align="center" style:justify-single-word="false"/>
      <style:text-properties officeooo:paragraph-rsid="004f361d"/>
    </style:style>
    <style:style style:name="P3" style:family="paragraph" style:parent-style-name="Serif_20_14">
      <style:paragraph-properties fo:text-align="center" style:justify-single-word="false"/>
      <style:text-properties officeooo:paragraph-rsid="004f361d"/>
    </style:style>
    <style:style style:name="P4" style:family="paragraph" style:parent-style-name="Text_20_body">
      <style:paragraph-properties fo:text-align="center" style:justify-single-word="false"/>
      <style:text-properties officeooo:rsid="0031dd06" officeooo:paragraph-rsid="004f361d"/>
    </style:style>
    <style:style style:name="P5" style:family="paragraph" style:parent-style-name="Serif_20_14">
      <style:paragraph-properties fo:text-align="center" style:justify-single-word="false"/>
      <style:text-properties style:font-name="Liberation Serif" fo:font-size="14pt" officeooo:paragraph-rsid="00514ec8" style:font-size-asian="14pt" style:font-size-complex="14pt"/>
    </style:style>
    <style:style style:name="P6" style:family="paragraph" style:parent-style-name="Serif_20_14">
      <style:paragraph-properties fo:break-before="page"/>
    </style:style>
    <style:style style:name="P7" style:family="paragraph" style:parent-style-name="Serif_20_14">
      <style:text-properties officeooo:paragraph-rsid="005ba109"/>
    </style:style>
    <style:style style:name="P8" style:family="paragraph" style:parent-style-name="Serif_20_14">
      <style:text-properties officeooo:paragraph-rsid="005c06b2"/>
    </style:style>
    <style:style style:name="P9" style:family="paragraph" style:parent-style-name="Serif_20_14">
      <style:paragraph-properties fo:text-align="justify" style:justify-single-word="false"/>
    </style:style>
    <style:style style:name="P10" style:family="paragraph" style:parent-style-name="Serif_20_14">
      <style:text-properties officeooo:paragraph-rsid="0050460b"/>
    </style:style>
    <style:style style:name="P11" style:family="paragraph" style:parent-style-name="Serif_20_14">
      <style:text-properties officeooo:paragraph-rsid="00514ec8"/>
    </style:style>
    <style:style style:name="P12" style:family="paragraph" style:parent-style-name="Serif_20_14">
      <style:text-properties officeooo:paragraph-rsid="005300af"/>
    </style:style>
    <style:style style:name="P13" style:family="paragraph" style:parent-style-name="Serif_20_14">
      <style:text-properties officeooo:paragraph-rsid="005ddb12"/>
    </style:style>
    <style:style style:name="P14" style:family="paragraph" style:parent-style-name="Serif_20_14">
      <style:text-properties officeooo:paragraph-rsid="005ea575"/>
    </style:style>
    <style:style style:name="P15" style:family="paragraph" style:parent-style-name="Standard">
      <style:paragraph-properties fo:text-align="justify" style:justify-single-word="false"/>
      <style:text-properties officeooo:paragraph-rsid="005ea575"/>
    </style:style>
    <style:style style:name="P16" style:family="paragraph" style:parent-style-name="Standard">
      <style:paragraph-properties fo:text-align="justify" style:justify-single-word="false"/>
      <style:text-properties officeooo:paragraph-rsid="005ed73f"/>
    </style:style>
    <style:style style:name="P17" style:family="paragraph" style:parent-style-name="Serif_20_14">
      <style:text-properties officeooo:paragraph-rsid="005ed73f"/>
    </style:style>
    <style:style style:name="P18" style:family="paragraph" style:parent-style-name="Serif_20_14">
      <style:paragraph-properties fo:break-before="page"/>
      <style:text-properties officeooo:paragraph-rsid="005ed73f"/>
    </style:style>
    <style:style style:name="P19" style:family="paragraph" style:parent-style-name="Serif_20_14">
      <style:paragraph-properties fo:text-align="start" style:justify-single-word="false"/>
      <style:text-properties officeooo:paragraph-rsid="005ed73f"/>
    </style:style>
    <style:style style:name="T1" style:family="text">
      <style:text-properties officeooo:rsid="00386e86"/>
    </style:style>
    <style:style style:name="T2" style:family="text">
      <style:text-properties officeooo:rsid="004f361d"/>
    </style:style>
    <style:style style:name="T3" style:family="text">
      <style:text-properties fo:language="ru" fo:country="RU" style:font-name-complex="Times New Roman1"/>
    </style:style>
    <style:style style:name="T4" style:family="text">
      <style:text-properties fo:language="ru" fo:country="RU" officeooo:rsid="003fc801" style:font-name-complex="Times New Roman1"/>
    </style:style>
    <style:style style:name="T5" style:family="text">
      <style:text-properties fo:language="ru" fo:country="RU" officeooo:rsid="003fc801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officeooo:rsid="005a7a6b"/>
    </style:style>
    <style:style style:name="T8" style:family="text">
      <style:text-properties officeooo:rsid="0031dd06"/>
    </style:style>
    <style:style style:name="T9" style:family="text">
      <style:text-properties officeooo:rsid="004e425f"/>
    </style:style>
    <style:style style:name="T10" style:family="text">
      <style:text-properties fo:font-weight="bold" officeooo:rsid="0015b01e" style:font-weight-asian="bold" style:font-weight-complex="bold"/>
    </style:style>
    <style:style style:name="T11" style:family="text">
      <style:text-properties fo:font-weight="bold" officeooo:rsid="0005acc8" style:font-weight-asian="bold" style:font-weight-complex="bold"/>
    </style:style>
    <style:style style:name="T12" style:family="text">
      <style:text-properties fo:font-weight="bold" officeooo:rsid="002e0f8e" style:font-weight-asian="bold" style:font-weight-complex="bold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49ebdc"/>
    </style:style>
    <style:style style:name="T15" style:family="text">
      <style:text-properties officeooo:rsid="00514ec8"/>
    </style:style>
    <style:style style:name="T16" style:family="text">
      <style:text-properties fo:font-weight="bold" officeooo:rsid="00087249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a15cb"/>
    </style:style>
    <style:style style:name="T19" style:family="text">
      <style:text-properties fo:font-size="12.5pt" style:font-size-asian="12.5pt" style:font-size-complex="12.5pt"/>
    </style:style>
    <style:style style:name="T20" style:family="text">
      <style:text-properties officeooo:rsid="005ba109"/>
    </style:style>
    <style:style style:name="T21" style:family="text">
      <style:text-properties officeooo:rsid="004b7d46"/>
    </style:style>
    <style:style style:name="T22" style:family="text">
      <style:text-properties style:font-name="Liberation Serif" fo:font-size="14pt" officeooo:rsid="005c06b2" style:font-size-asian="14pt" style:font-size-complex="14pt"/>
    </style:style>
    <style:style style:name="T23" style:family="text">
      <style:text-properties officeooo:rsid="005c06b2"/>
    </style:style>
    <style:style style:name="T24" style:family="text">
      <style:text-properties fo:font-size="12.5pt" officeooo:rsid="005c06b2" style:font-size-asian="12.5pt" style:font-size-complex="12.5pt"/>
    </style:style>
    <style:style style:name="T25" style:family="text">
      <style:text-properties officeooo:rsid="005ddb12"/>
    </style:style>
    <style:style style:name="T26" style:family="text">
      <style:text-properties fo:language="ru" fo:country="RU" fo:font-weight="bold" officeooo:rsid="0015b01e" style:font-weight-asian="bold" style:font-weight-complex="bold"/>
    </style:style>
    <style:style style:name="T27" style:family="text">
      <style:text-properties fo:language="ru" fo:country="RU" fo:font-weight="bold" officeooo:rsid="0005ee9d" style:font-weight-asian="bold" style:font-weight-complex="bold"/>
    </style:style>
    <style:style style:name="T28" style:family="text">
      <style:text-properties officeooo:rsid="005300af"/>
    </style:style>
    <style:style style:name="T29" style:family="text">
      <style:text-properties style:font-name="Liberation Mono" fo:font-size="12.5pt" officeooo:rsid="005ddb12" style:font-size-asian="12.5pt" style:font-size-complex="12.5pt"/>
    </style:style>
    <style:style style:name="T30" style:family="text">
      <style:text-properties officeooo:rsid="005ea575"/>
    </style:style>
    <style:style style:name="T31" style:family="text">
      <style:text-properties style:font-name="Liberation Serif" fo:font-size="14pt" officeooo:rsid="005ea575" style:font-size-asian="14pt" style:font-size-complex="14pt"/>
    </style:style>
    <style:style style:name="T32" style:family="text">
      <style:text-properties style:font-name="Liberation Mono" fo:font-size="12.5pt" officeooo:rsid="005ea575" style:font-size-asian="12.5pt" style:font-size-complex="12.5pt"/>
    </style:style>
    <style:style style:name="T33" style:family="text">
      <style:text-properties officeooo:rsid="00546d00"/>
    </style:style>
    <style:style style:name="T34" style:family="text">
      <style:text-properties officeooo:rsid="00546d00" style:font-weight-asian="normal" style:font-weight-complex="normal"/>
    </style:style>
    <style:style style:name="T35" style:family="text">
      <style:text-properties officeooo:rsid="005ed73f"/>
    </style:style>
    <style:style style:name="T36" style:family="text">
      <style:text-properties officeooo:rsid="00208170"/>
    </style:style>
    <style:style style:name="T37" style:family="text">
      <style:text-properties officeooo:rsid="004b9348"/>
    </style:style>
    <style:style style:name="T38" style:family="text">
      <style:text-properties officeooo:rsid="0019c330"/>
    </style:style>
    <style:style style:name="T39" style:family="text">
      <style:text-properties officeooo:rsid="00058efd"/>
    </style:style>
    <style:style style:name="T40" style:family="text">
      <style:text-properties officeooo:rsid="0031945d"/>
    </style:style>
    <style:style style:name="T41" style:family="text">
      <style:text-properties officeooo:rsid="0015b01e"/>
    </style:style>
    <style:style style:name="T42" style:family="text">
      <style:text-properties fo:language="ru" fo:country="RU" fo:font-weight="bold" officeooo:rsid="00087249" style:font-weight-asian="bold" style:font-weight-complex="bold"/>
    </style:style>
    <style:style style:name="T43" style:family="text">
      <style:text-properties fo:language="ru" fo:country="RU" fo:font-weight="bold" officeooo:rsid="003161eb" style:font-weight-asian="bold" style:font-weight-complex="bold"/>
    </style:style>
    <style:style style:name="T44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2"/>
      <text:p text:style-name="P3">Учреждение образования</text:p>
      <text:p text:style-name="P3">Б<text:span text:style-name="T1">ЕЛОРУССКИЙ</text:span> ГОСУДАРСТВЕННЫЙ УНИВЕРСИТЕТ ИНФОРМАТИКИ И РАДИОЭЛЕКТРОНИКИ</text:p>
      <text:p text:style-name="P2"/>
      <text:p text:style-name="P3">Факультет компьютерных систем и сетей</text:p>
      <text:p text:style-name="P3">Кафедра электронных вычислительных машин</text:p>
      <text:p text:style-name="P2"/>
      <text:p text:style-name="P2"/>
      <text:p text:style-name="P2"/>
      <text:p text:style-name="P2"/>
      <text:p text:style-name="P2"/>
      <text:p text:style-name="P4"/>
      <text:p text:style-name="P3"><text:span text:style-name="T1">Л</text:span>абораторн<text:span text:style-name="T1">ая</text:span> работ<text:span text:style-name="T1">а</text:span> №<text:span text:style-name="T2">4</text:span></text:p>
      <text:p text:style-name="P3">по курсу </text:p>
      <text:p text:style-name="P3">«Операционные системы и системное программирование»</text:p>
      <text:p text:style-name="P3">на тему</text:p>
      <text:p text:style-name="P5"><text:span text:style-name="T3">«</text:span><text:span text:style-name="T4">Задача производители </text:span><text:span text:style-name="U_5f_text"><text:span text:style-name="T5">‒</text:span></text:span><text:span text:style-name="T4"> потребители для процессов</text:span><text:span text:style-name="T6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>Выполнил: <text:tab/><text:tab/><text:tab/><text:tab/><text:tab/><text:tab/> <text:s text:c="22"/><text:span text:style-name="T1">с</text:span>тудент группы 350501<text:tab/><text:tab/><text:tab/><text:tab/><text:tab/><text:tab/><text:tab/><text:tab/><text:tab/><text:tab/> <text:s text:c="2"/><text:tab/><text:span text:style-name="T7">Е.С. Шахлан</text:span></text:p>
      <text:p text:style-name="P3"><text:tab/><text:tab/></text:p>
      <text:p text:style-name="P3">Проверил:<text:tab/><text:tab/><text:tab/><text:tab/><text:tab/><text:tab/> <text:s text:c="3"/><text:span text:style-name="T8">ст</text:span><text:span text:style-name="T1">арший</text:span><text:span text:style-name="T8"> пр</text:span><text:span text:style-name="T1">еподаватель</text:span><text:span text:style-name="T8"> </text:span><text:span text:style-name="T1">каф. ЭВМ </text:span></text:p>
      <text:p text:style-name="P3"><text:tab/><text:tab/><text:tab/><text:tab/><text:tab/><text:tab/><text:tab/><text:tab/> <text:s text:c="28"/>Л.П. Поденок<text:tab/></text:p>
      <text:p text:style-name="P3"/>
      <text:p text:style-name="P3"><text:tab/></text:p>
      <text:p text:style-name="P3"><text:span text:style-name="U_5f_text"><text:span text:style-name="T9">Минск</text:span></text:span><text:span text:style-name="U_5f_text"> 2025</text:span></text:p>
      <text:p text:style-name="Serif_20_14"><text:soft-page-break/><text:span text:style-name="U_5f_text"><text:span text:style-name="T10"><text:tab/>1 </text:span></text:span><text:span text:style-name="U_5f_text"><text:span text:style-name="T11">УСЛОВИЕ ЛАБ</text:span></text:span><text:span text:style-name="U_5f_text"><text:span text:style-name="T12">О</text:span></text:span><text:span text:style-name="U_5f_text"><text:span text:style-name="T11">РАТОРНОЙ РАБОТЫ</text:span></text:span></text:p>
      <text:p text:style-name="Serif_20_14"><text:span text:style-name="U_5f_text"/></text:p>
      <text:p text:style-name="Serif_20_14"><text:span text:style-name="U_5f_text"><text:tab/>Основной процесс создает очередь сообщений, после чего ожидает и обрабатывает нажатия клавиш, порождая и завершая процессы двух типов </text:span><text:span text:style-name="U_5f_text"><text:span text:style-name="T13">‒</text:span></text:span><text:span text:style-name="U_5f_text"> производители и потребители. </text:span></text:p>
      <text:p text:style-name="Serif_20_14"><text:span text:style-name="U_5f_text"><text:tab/>Очередь сообщений представляет собой классическую структуру </text:span><text:span text:style-name="U_5f_text"><text:span text:style-name="T13">‒</text:span></text:span><text:span text:style-name="U_5f_text"> кольцевой буфер, содержащий указатели на сообщения, и пара указателей на голову и хвост. Помимо этого очередь содержит счетчик добавленных сообщений, счетчик извлеченных и количество свободного места в очереди.</text:span></text:p>
      <text:p text:style-name="Serif_20_14"><text:span text:style-name="U_5f_text"><text:tab/>Производители формируют сообщения и, если в очереди есть место, перемещают их туда.</text:span></text:p>
      <text:p text:style-name="Serif_20_14"><text:span text:style-name="U_5f_text"><text:tab/>Потребители, если в очереди есть сообщения, извлекают их оттуда, обрабатывают и освобождают память с ними связанную.</text:span></text:p>
      <text:p text:style-name="Serif_20_14"><text:span text:style-name="U_5f_text"><text:tab/>Для работы используются два семафора для заполнения и извлечения, а также мьютекс или одноместный семафор для монопольного доступа к очереди.</text:span></text:p>
      <text:p text:style-name="Serif_20_14"><text:span text:style-name="U_5f_text"><text:tab/>Сообщения имеют формат, </text:span><text:span text:style-name="U_5f_text"><text:span text:style-name="T14">представленный в таблице 1.1</text:span></text:span><text:span text:style-name="U_5f_text"> (размер и смещение в байтах).</text:span></text:p>
      <text:p text:style-name="Serif_20_14"/>
      <text:p text:style-name="Serif_20_14"><text:span text:style-name="U_5f_text">Таблица 1.1 — </text:span><text:span text:style-name="U_5f_text"><text:span text:style-name="T15">Ф</text:span></text:span><text:span text:style-name="U_5f_text">ормат сообщений</text:span></text:p>
      <table:table table:name="Table1" table:style-name="Table1" table:template-name="U_table_tab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erif_20_14"><text:span text:style-name="U_5f_text">Имя</text:span></text:p>
          </table:table-cell>
          <table:table-cell table:style-name="Table1.A1" office:value-type="string">
            <text:p text:style-name="Serif_20_14"><text:span text:style-name="U_5f_text">Размер</text:span></text:p>
          </table:table-cell>
          <table:table-cell table:style-name="Table1.A1" office:value-type="string">
            <text:p text:style-name="Serif_20_14"><text:span text:style-name="U_5f_text">Смещение</text:span></text:p>
          </table:table-cell>
          <table:table-cell table:style-name="Table1.D1" office:value-type="string">
            <text:p text:style-name="Serif_20_14"><text:span text:style-name="U_5f_text">Описание</text:span></text:p>
          </table:table-cell>
        </table:table-row>
        <table:table-row table:style-name="Table1.1">
          <table:table-cell table:style-name="Table1.A2" office:value-type="string">
            <text:p text:style-name="Serif_20_14"><text:span text:style-name="Mono_20_12.5">type</text:span></text:p>
          </table:table-cell>
          <table:table-cell table:style-name="Table1.A2" office:value-type="string">
            <text:p text:style-name="Serif_20_14"><text:span text:style-name="U_5f_text">1</text:span></text:p>
          </table:table-cell>
          <table:table-cell table:style-name="Table1.A2" office:value-type="string">
            <text:p text:style-name="Serif_20_14"><text:span text:style-name="U_5f_text">0</text:span></text:p>
          </table:table-cell>
          <table:table-cell table:style-name="Table1.D2" office:value-type="string">
            <text:p text:style-name="Serif_20_14"><text:span text:style-name="U_5f_text">тип сообщения</text:span></text:p>
          </table:table-cell>
        </table:table-row>
        <table:table-row table:style-name="Table1.1">
          <table:table-cell table:style-name="Table1.A2" office:value-type="string">
            <text:p text:style-name="Serif_20_14"><text:span text:style-name="Mono_20_12.5">hash</text:span></text:p>
          </table:table-cell>
          <table:table-cell table:style-name="Table1.A2" office:value-type="string">
            <text:p text:style-name="Serif_20_14"><text:span text:style-name="U_5f_text">2</text:span></text:p>
          </table:table-cell>
          <table:table-cell table:style-name="Table1.A2" office:value-type="string">
            <text:p text:style-name="Serif_20_14"><text:span text:style-name="U_5f_text">1</text:span></text:p>
          </table:table-cell>
          <table:table-cell table:style-name="Table1.D2" office:value-type="string">
            <text:p text:style-name="Serif_20_14"><text:span text:style-name="U_5f_text">контрольные данные</text:span></text:p>
          </table:table-cell>
        </table:table-row>
        <table:table-row table:style-name="Table1.4">
          <table:table-cell table:style-name="Table1.A2" office:value-type="string">
            <text:p text:style-name="Serif_20_14"><text:span text:style-name="Mono_20_12.5">size</text:span></text:p>
          </table:table-cell>
          <table:table-cell table:style-name="Table1.A2" office:value-type="string">
            <text:p text:style-name="Serif_20_14"><text:span text:style-name="U_5f_text">1</text:span></text:p>
          </table:table-cell>
          <table:table-cell table:style-name="Table1.A2" office:value-type="string">
            <text:p text:style-name="Serif_20_14"><text:span text:style-name="U_5f_text">3</text:span></text:p>
          </table:table-cell>
          <table:table-cell table:style-name="Table1.D2" office:value-type="string">
            <text:p text:style-name="Serif_20_14"><text:span text:style-name="U_5f_text">длина данных в байтах (от 0 до 256)</text:span></text:p>
          </table:table-cell>
        </table:table-row>
        <table:table-row table:style-name="Table1.5">
          <table:table-cell table:style-name="Table1.A2" office:value-type="string">
            <text:p text:style-name="Serif_20_14"><text:span text:style-name="Mono_20_12.5">data</text:span></text:p>
          </table:table-cell>
          <table:table-cell table:style-name="Table1.A2" office:value-type="string">
            <text:p text:style-name="Serif_20_14"><text:span text:style-name="U_5f_text">((</text:span><text:span text:style-name="Mono_20_12.5">size</text:span><text:span text:style-name="U_5f_text"> + 3)/4)*4</text:span></text:p>
          </table:table-cell>
          <table:table-cell table:style-name="Table1.A2" office:value-type="string">
            <text:p text:style-name="Serif_20_14"><text:span text:style-name="U_5f_text">4</text:span></text:p>
          </table:table-cell>
          <table:table-cell table:style-name="Table1.D2" office:value-type="string">
            <text:p text:style-name="Serif_20_14"><text:span text:style-name="U_5f_text">данные сообщения</text:span></text:p>
          </table:table-cell>
        </table:table-row>
      </table:table>
      <text:p text:style-name="Serif_20_14"/>
      <text:p text:style-name="Serif_20_14"><text:span text:style-name="U_5f_text"><text:tab/>Производители генерируют сообщения, используя системный генератор случайных чисел </text:span><text:span text:style-name="Mono_20_12.5">rand(3)</text:span><text:span text:style-name="U_5f_text"> или </text:span><text:span text:style-name="Mono_20_12.5">rand_r(3)</text:span><text:span text:style-name="U_5f_text"> для </text:span><text:span text:style-name="Mono_20_12.5">size</text:span><text:span text:style-name="U_5f_text"> и </text:span><text:span text:style-name="Mono_20_12.5">data</text:span><text:span text:style-name="U_5f_text">. В качестве результата для </text:span><text:span text:style-name="Mono_20_12.5">size</text:span><text:span text:style-name="U_5f_text"> используется остаток от деления на 256. Реальный размер сообщения на единицу больше и лежит в интервале (1, 256).</text:span></text:p>
      <text:p text:style-name="Serif_20_14"><text:span text:style-name="U_5f_text"><text:tab/>Поле </text:span><text:span text:style-name="Mono_20_12.5">data</text:span><text:span text:style-name="U_5f_text"> имеет длину, кратную 4-м байтам.</text:span></text:p>
      <text:p text:style-name="Serif_20_14"><text:span text:style-name="U_5f_text"><text:tab/>При формировании сообщения контрольные данные формируются только из байт сообщения длиной </text:span><text:span text:style-name="Mono_20_12.5">size</text:span><text:span text:style-name="U_5f_text"> + 1.</text:span></text:p>
      <text:p text:style-name="Serif_20_14"><text:soft-page-break/><text:span text:style-name="U_5f_text"><text:tab/>Значение поля </text:span><text:span text:style-name="Mono_20_12.5">hash</text:span><text:span text:style-name="U_5f_text"> при вычислении контрольных данных принимается равным нулю.</text:span></text:p>
      <text:p text:style-name="Serif_20_14"><text:span text:style-name="U_5f_text"><text:tab/>Для расчета контрольных данных можно использовать любой подходящий алгоритм на выбор студента.</text:span></text:p>
      <text:p text:style-name="Serif_20_14"><text:span text:style-name="U_5f_text"><text:tab/>В качестве семафоров используются семафоры </text:span><text:span text:style-name="Mono_20_12.5">System V</text:span><text:span text:style-name="U_5f_text">.</text:span></text:p>
      <text:p text:style-name="Serif_20_14"><text:span text:style-name="U_5f_text"><text:tab/>После помещения значения в очередь перед освобождением мьютекса очереди производитель инкрементирует счетчик добавленных сообщений. <text:tab/>Затем после освобождения мьютекса выводит строку на </text:span><text:span text:style-name="Mono_20_12.5">stdout</text:span><text:span text:style-name="U_5f_text">, содержащую помимо всего новое значение этого счетчика.</text:span></text:p>
      <text:p text:style-name="Serif_20_14"><text:span text:style-name="U_5f_text"><text:tab/>Потребитель, получив доступ к очереди, извлекает сообщение и удаляет его из очереди.</text:span></text:p>
      <text:p text:style-name="Serif_20_14"><text:span text:style-name="U_5f_text"><text:tab/>Перед освобождением мьютекса очереди инкрементирует счетчик извлеченных сообщений. Затем после освобождения мьютекса проверяет контрольные данные и выводит строку на </text:span><text:span text:style-name="Mono_20_12.5">stdout</text:span><text:span text:style-name="U_5f_text">, содержащую помимо всего новое значение счетчика извлеченных сообщений.</text:span></text:p>
      <text:p text:style-name="Serif_20_14"><text:span text:style-name="U_5f_text"><text:tab/>При получении сигнала о завершении процесс должен завершить свой цикл и только после этого завершиться, не входя в новый.</text:span></text:p>
      <text:p text:style-name="Serif_20_14"><text:span text:style-name="U_5f_text"><text:tab/>Следует предусмотреть задержки, чтобы вывод можно было успеть прочитать в процессе работы программы.</text:span></text:p>
      <text:p text:style-name="Serif_20_14"><text:span text:style-name="U_5f_text"><text:tab/>Следует предусмотреть защиту от тупиковых ситуаций из-за отсутствия производителей или потребителей.</text:span></text:p>
      <text:p text:style-name="Serif_20_14"><text:span text:style-name="U_5f_text"><text:tab/>Следует предусмотреть нажатие клавиши для просмотра состояния (размер очереди, сколько занято и сколько свободно, столько производителей и сколько потребителей).</text:span></text:p>
      <text:p text:style-name="Serif_20_14"><text:span text:style-name="U_5f_text"><text:tab/>Требования к сборке аналогичны требованиям из лабораторной № 2.</text:span></text:p>
      <text:p text:style-name="P6"><text:span text:style-name="U_5f_text"><text:span text:style-name="T10"><text:tab/>2 </text:span></text:span><text:span text:style-name="U_5f_text"><text:span text:style-name="T16">О</text:span></text:span><text:span text:style-name="U_5f_text"><text:span text:style-name="T11">ПИСАНИЕ АЛГОРИТМОВ И РЕШЕНИЙ</text:span></text:span></text:p>
      <text:p text:style-name="Serif_20_14"><text:span text:style-name="U_5f_text"/></text:p>
      <text:p text:style-name="Serif_20_14"><text:span text:style-name="U_5f_text"><text:tab/></text:span><text:span text:style-name="U_5f_text"><text:span text:style-name="T17">2.1 Общая структура программы</text:span></text:span></text:p>
      <text:p text:style-name="Serif_20_14"><text:span text:style-name="U_5f_text"/></text:p>
      <text:p text:style-name="Serif_20_14"><text:span text:style-name="U_5f_text"><text:tab/>Программа реализует модель «производитель–потребитель» с использованием разделяемой памяти (</text:span><text:span text:style-name="Mono_20_12.5">Shared Memory</text:span><text:span text:style-name="U_5f_text">) и семафоров для синхронизации процессов. Она состоит из одного управляющего процесса (основной процесс, запускаемый пользователем), который может динамически создавать дочерние процессы двух типов.</text:span></text:p>
      <text:p text:style-name="Serif_20_14"><text:span text:style-name="U_5f_text"><text:tab/>Производители (</text:span><text:span text:style-name="Mono_20_12.5">producer</text:span><text:span text:style-name="U_5f_text">) </text:span><text:span text:style-name="U_5f_text"><text:span text:style-name="T13">‒</text:span></text:span><text:span text:style-name="U_5f_text"> создают сообщения и добавляют их в очередь.</text:span></text:p>
      <text:p text:style-name="Serif_20_14"><text:span text:style-name="U_5f_text"><text:tab/>Потребители (</text:span><text:span text:style-name="Mono_20_12.5">consumer</text:span><text:span text:style-name="U_5f_text">) </text:span><text:span text:style-name="U_5f_text"><text:span text:style-name="T13">‒</text:span></text:span><text:span text:style-name="U_5f_text"> извлекают сообщения из очереди и проверяют их целостность.</text:span></text:p>
      <text:p text:style-name="Serif_20_14"><text:span text:style-name="U_5f_text"><text:tab/>Основной процесс управляет взаимодействием с пользователем, создаёт и завершает дочерние процессы, а также обеспечивает корректное завершение работы всей системы.</text:span></text:p>
      <text:p text:style-name="Serif_20_14"><text:span text:style-name="U_5f_text"/></text:p>
      <text:p text:style-name="Serif_20_14"><text:span text:style-name="U_5f_text"><text:tab/></text:span><text:span text:style-name="U_5f_text"><text:span text:style-name="T17">2.2 Алгоритм работы основного процесса </text:span></text:span></text:p>
      <text:p text:style-name="Serif_20_14"><text:span text:style-name="U_5f_text"/></text:p>
      <text:p text:style-name="Serif_20_14"><text:span text:style-name="U_5f_text"><text:tab/>Инициализация:</text:span></text:p>
      <text:p text:style-name="Serif_20_14"><text:span text:style-name="U_5f_text"><text:span text:style-name="T18"><text:tab/>1) </text:span></text:span><text:span text:style-name="U_5f_text">Выделяется разделяемая память под структуру очереди;</text:span></text:p>
      <text:p text:style-name="Serif_20_14"><text:span text:style-name="U_5f_text"><text:span text:style-name="T18"><text:tab/>2) </text:span></text:span><text:span text:style-name="U_5f_text">Инициализируются три семафора:</text:span></text:p>
      <text:p text:style-name="P7"><text:span text:style-name="Mono_20_12.5"><text:tab/></text:span>- <text:span text:style-name="U_5f_text"><text:span text:style-name="Source_20_Text"><text:span text:style-name="T19">mutex</text:span></text:span></text:span><text:span text:style-name="U_5f_text"> — мьютекс для синхронизации доступа к очереди;</text:span></text:p>
      <text:p text:style-name="P7"><text:span text:style-name="Mono_20_12.5"><text:tab/></text:span>- <text:span text:style-name="U_5f_text"><text:span text:style-name="Source_20_Text"><text:span text:style-name="T19">free_space</text:span></text:span></text:span><text:span text:style-name="U_5f_text"> — количество свободных мест в очереди;</text:span></text:p>
      <text:p text:style-name="P7"><text:span text:style-name="Mono_20_12.5"><text:tab/></text:span>- <text:span text:style-name="U_5f_text"><text:span text:style-name="Source_20_Text"><text:span text:style-name="T19">items</text:span></text:span></text:span><text:span text:style-name="U_5f_text"> — количество заполненных мест в очереди.</text:span></text:p>
      <text:p text:style-name="Serif_20_14"><text:span text:style-name="U_5f_text"><text:span text:style-name="T18"><text:tab/>3) </text:span></text:span><text:span text:style-name="U_5f_text">Регистрируются обработчики сигналов </text:span><text:span text:style-name="Mono_20_12.5">SIGINT</text:span><text:span text:style-name="U_5f_text"> и </text:span><text:span text:style-name="Mono_20_12.5">SIGTERM</text:span><text:span text:style-name="U_5f_text">.</text:span></text:p>
      <text:p text:style-name="Serif_20_14"><text:span text:style-name="U_5f_text"><text:tab/>Пользователю доступно управление с клавиатуры </text:span><text:span text:style-name="U_5f_text"><text:span text:style-name="T18">через интерфейс управления</text:span></text:span><text:span text:style-name="U_5f_text">:</text:span></text:p>
      <text:p text:style-name="Serif_20_14"><text:span text:style-name="Mono_20_12.5"><text:tab/></text:span>- <text:span text:style-name="Mono_20_12.5">p</text:span><text:span text:style-name="U_5f_text"> </text:span><text:span text:style-name="U_5f_text"><text:span text:style-name="T13">‒</text:span></text:span><text:span text:style-name="U_5f_text"> создать производителя;</text:span></text:p>
      <text:p text:style-name="Serif_20_14"><text:span text:style-name="Mono_20_12.5"><text:tab/></text:span>- <text:span text:style-name="Mono_20_12.5">c</text:span><text:span text:style-name="U_5f_text"> </text:span><text:span text:style-name="U_5f_text"><text:span text:style-name="T13">‒</text:span></text:span><text:span text:style-name="U_5f_text"> создать потребителя;</text:span></text:p>
      <text:p text:style-name="Serif_20_14"><text:span text:style-name="Mono_20_12.5"><text:tab/></text:span>- <text:span text:style-name="Mono_20_12.5"><text:span text:style-name="T20">d</text:span></text:span><text:span text:style-name="U_5f_text"> </text:span><text:span text:style-name="U_5f_text"><text:span text:style-name="T13">‒</text:span></text:span><text:span text:style-name="U_5f_text"> завершить одного производителя;</text:span></text:p>
      <text:p text:style-name="Serif_20_14"><text:span text:style-name="Mono_20_12.5"><text:tab/></text:span>- <text:span text:style-name="Mono_20_12.5"><text:span text:style-name="T20">r</text:span></text:span><text:span text:style-name="U_5f_text"> </text:span><text:span text:style-name="U_5f_text"><text:span text:style-name="T13">‒</text:span></text:span><text:span text:style-name="U_5f_text"> завершить одного потребителя;</text:span></text:p>
      <text:p text:style-name="Serif_20_14"><text:span text:style-name="Mono_20_12.5"><text:tab/></text:span>- <text:span text:style-name="Mono_20_12.5"><text:span text:style-name="T20">l</text:span></text:span><text:span text:style-name="U_5f_text"> </text:span><text:span text:style-name="U_5f_text"><text:span text:style-name="T13">‒</text:span></text:span><text:span text:style-name="U_5f_text"> вывести статус очереди;</text:span></text:p>
      <text:p text:style-name="Serif_20_14"><text:span text:style-name="Mono_20_12.5"><text:tab/></text:span>- <text:span text:style-name="Mono_20_12.5">q</text:span><text:span text:style-name="U_5f_text"> </text:span><text:span text:style-name="U_5f_text"><text:span text:style-name="T13">‒</text:span></text:span><text:span text:style-name="U_5f_text"> завершение программы.</text:span></text:p>
      <text:p text:style-name="Serif_20_14"><text:soft-page-break/><text:span text:style-name="U_5f_text"><text:tab/>Создание процессов:</text:span></text:p>
      <text:p text:style-name="Serif_20_14"><text:span text:style-name="U_5f_text"><text:span text:style-name="T18"><text:tab/>1) </text:span></text:span><text:span text:style-name="U_5f_text">При получении команды создается новый процесс с помощью </text:span><text:span text:style-name="Mono_20_12.5">fork()</text:span><text:span text:style-name="U_5f_text">;</text:span></text:p>
      <text:p text:style-name="Serif_20_14"><text:span text:style-name="U_5f_text"><text:span text:style-name="T18"><text:tab/>2) </text:span></text:span><text:span text:style-name="U_5f_text">В дочернем процессе вызывается функция </text:span><text:span text:style-name="Mono_20_12.5"><text:span text:style-name="T20">create_p</text:span></text:span><text:span text:style-name="Mono_20_12.5">rod()</text:span><text:span text:style-name="U_5f_text"> или </text:span><text:span text:style-name="Mono_20_12.5">c</text:span><text:span text:style-name="Mono_20_12.5"><text:span text:style-name="T20">reate_c</text:span></text:span><text:span text:style-name="Mono_20_12.5">ons()</text:span><text:span text:style-name="U_5f_text">;</text:span></text:p>
      <text:p text:style-name="Serif_20_14"><text:span text:style-name="U_5f_text"><text:span text:style-name="T18"><text:tab/>3) </text:span></text:span><text:span text:style-name="U_5f_text">Основной процесс сохраняет </text:span><text:span text:style-name="Mono_20_12.5">PID</text:span><text:span text:style-name="U_5f_text"> дочернего процесса в массив и продолжает выполнение.</text:span></text:p>
      <text:p text:style-name="Serif_20_14"><text:span text:style-name="U_5f_text"><text:tab/>Если в системе нет активных производителей и потребителей, а в очереди остались данные (или извлечены), автоматически создается один производитель и потребитель.</text:span></text:p>
      <text:p text:style-name="Serif_20_14"><text:span text:style-name="U_5f_text"><text:tab/>Завершение:</text:span></text:p>
      <text:p text:style-name="Serif_20_14"><text:span text:style-name="U_5f_text"><text:span text:style-name="T18"><text:tab/>1) </text:span></text:span><text:span text:style-name="U_5f_text"><text:span text:style-name="T20">Удаляется производитель</text:span></text:span><text:span text:style-name="U_5f_text">;</text:span></text:p>
      <text:p text:style-name="Serif_20_14"><text:span text:style-name="U_5f_text"><text:span text:style-name="T21"><text:tab/>2) </text:span></text:span><text:span text:style-name="U_5f_text"><text:span text:style-name="T20">Удаляется потребитель</text:span></text:span><text:span text:style-name="U_5f_text">;</text:span></text:p>
      <text:p text:style-name="Serif_20_14"><text:span text:style-name="U_5f_text"><text:span text:style-name="T21"><text:tab/>3) </text:span></text:span><text:span text:style-name="U_5f_text"><text:span text:style-name="T20">Завершаются все дочерние процессы</text:span></text:span><text:span text:style-name="U_5f_text">;</text:span></text:p>
      <text:p text:style-name="Serif_20_14"><text:span text:style-name="U_5f_text"><text:span text:style-name="T21"><text:tab/>4) </text:span></text:span><text:span text:style-name="U_5f_text">Удаляется разделяемая память и семафоры;</text:span></text:p>
      <text:p text:style-name="Serif_20_14"><text:span text:style-name="U_5f_text"><text:span text:style-name="T21"><text:tab/>5) </text:span></text:span><text:span text:style-name="U_5f_text">Освобождаются динамически выделенные ресурсы.</text:span></text:p>
      <text:p text:style-name="Serif_20_14"><text:span text:style-name="U_5f_text"/></text:p>
      <text:p text:style-name="Serif_20_14"><text:span text:style-name="U_5f_text"><text:tab/></text:span><text:span text:style-name="U_5f_text"><text:span text:style-name="T17">2.3 Алгоритм работы производителя </text:span></text:span></text:p>
      <text:p text:style-name="Serif_20_14"><text:span text:style-name="U_5f_text"/></text:p>
      <text:p text:style-name="Serif_20_14"><text:span text:style-name="U_5f_text"><text:tab/>Процесс производителя выполняет следующие действия в цикле:</text:span></text:p>
      <text:p text:style-name="Serif_20_14"><text:span text:style-name="U_5f_text"><text:span text:style-name="T21"><text:tab/>1) </text:span></text:span><text:span text:style-name="Mono_20_12.5"><text:span text:style-name="T22">Ожидает свободное место в очереди с помощью</text:span></text:span><text:span text:style-name="Mono_20_12.5"><text:span text:style-name="T23"> </text:span></text:span><text:span text:style-name="Mono_20_12.5"><text:span text:style-name="T24">sem_wait(free_space)</text:span></text:span><text:span text:style-name="U_5f_text">;</text:span></text:p>
      <text:p text:style-name="Serif_20_14"><text:span text:style-name="U_5f_text"><text:span text:style-name="T21"><text:tab/>2) </text:span></text:span><text:span text:style-name="U_5f_text">Выполняет </text:span><text:span text:style-name="Mono_20_12.5">sem_wait(mutex)</text:span><text:span text:style-name="U_5f_text">, чтобы убедиться, что есть свободное место;</text:span></text:p>
      <text:p text:style-name="Serif_20_14"><text:span text:style-name="U_5f_text"><text:tab/></text:span><text:span text:style-name="U_5f_text"><text:span text:style-name="T23">3) Создает сообщение;</text:span></text:span></text:p>
      <text:p text:style-name="Serif_20_14"><text:span text:style-name="U_5f_text"><text:span text:style-name="T21"><text:tab/>4) </text:span></text:span><text:span text:style-name="U_5f_text">Копирует сообщение в конец очереди </text:span><text:span text:style-name="Mono_20_12.5">(queue-&gt;tail)</text:span><text:span text:style-name="U_5f_text"> и обновляет счетчики;</text:span></text:p>
      <text:p text:style-name="Serif_20_14"><text:span text:style-name="U_5f_text"><text:span text:style-name="T21"><text:tab/>5) </text:span></text:span><text:span text:style-name="U_5f_text">Освобождает мьютекс и увеличивает семафор </text:span><text:span text:style-name="Mono_20_12.5">sem_post(items)</text:span><text:span text:style-name="U_5f_text">;</text:span></text:p>
      <text:p text:style-name="Serif_20_14"><text:span text:style-name="U_5f_text"><text:span text:style-name="T21"><text:tab/>6) </text:span></text:span><text:span text:style-name="U_5f_text">Выводит информацию о добавленном сообщении;</text:span></text:p>
      <text:p text:style-name="P8"><text:span text:style-name="U_5f_text"><text:span text:style-name="T21"><text:tab/>7) </text:span></text:span><text:span text:style-name="U_5f_text"><text:span text:style-name="T23">Делает паузу перед созданием следующего сообщения;</text:span></text:span></text:p>
      <text:p text:style-name="Serif_20_14"><text:span text:style-name="U_5f_text"><text:span text:style-name="T21"><text:tab/>8) </text:span></text:span><text:span text:style-name="U_5f_text">При получении сигнала завершения завершает свою работу.</text:span></text:p>
      <text:p text:style-name="Serif_20_14"><text:span text:style-name="U_5f_text"/></text:p>
      <text:p text:style-name="Serif_20_14"><text:span text:style-name="U_5f_undheader_5f_t"><text:tab/>2.4 Алгоритм работы потребителя</text:span></text:p>
      <text:p text:style-name="Serif_20_14"><text:span text:style-name="U_5f_text"/></text:p>
      <text:p text:style-name="Serif_20_14"><text:soft-page-break/><text:span text:style-name="U_5f_text"><text:tab/>Процесс потребителя в цикле выполняет:</text:span></text:p>
      <text:p text:style-name="Serif_20_14"><text:span text:style-name="U_5f_text"><text:span text:style-name="T21"><text:tab/>1) </text:span></text:span><text:span text:style-name="U_5f_text">Ожидает доступность сообщения </text:span><text:span text:style-name="Mono_20_12.5">sem_wait(items)</text:span><text:span text:style-name="U_5f_text">;</text:span></text:p>
      <text:p text:style-name="Serif_20_14"><text:span text:style-name="U_5f_text"><text:span text:style-name="T21"><text:tab/>2) </text:span></text:span><text:span text:style-name="U_5f_text">Захватывает мьютекс очереди </text:span><text:span text:style-name="Mono_20_12.5">sem_wait(mutex);</text:span><text:span text:style-name="U_5f_text">;</text:span></text:p>
      <text:p text:style-name="Serif_20_14"><text:span text:style-name="U_5f_text"><text:span text:style-name="T21"><text:tab/>3) </text:span></text:span><text:span text:style-name="U_5f_text">Извлекает сообщение из начала очереди </text:span><text:span text:style-name="Mono_20_12.5">(queue-&gt;head)</text:span><text:span text:style-name="U_5f_text">;</text:span></text:p>
      <text:p text:style-name="Serif_20_14"><text:span text:style-name="U_5f_text"><text:span text:style-name="T21"><text:tab/>4) </text:span></text:span><text:span text:style-name="U_5f_text">Обновляет счетчики и перемещает указатель головы;</text:span></text:p>
      <text:p text:style-name="P9"><text:span text:style-name="U_5f_text"><text:span text:style-name="T21"><text:tab/>5) </text:span></text:span><text:span text:style-name="U_5f_text">Освобождает мьютекс и увеличивает семафор </text:span><text:span text:style-name="Mono_20_12.5">free_space</text:span><text:span text:style-name="U_5f_text">;</text:span></text:p>
      <text:p text:style-name="Serif_20_14"><text:span text:style-name="U_5f_text"><text:span text:style-name="T21"><text:tab/>6) </text:span></text:span><text:span text:style-name="U_5f_text"><text:span text:style-name="T23">Сообщает о свободном месте</text:span></text:span><text:span text:style-name="U_5f_text">;</text:span></text:p>
      <text:p text:style-name="Serif_20_14"><text:span text:style-name="U_5f_text"><text:span text:style-name="T21"><text:tab/>7) </text:span></text:span><text:span text:style-name="U_5f_text">Выводит </text:span><text:span text:style-name="U_5f_text"><text:span text:style-name="T23">информацию о полученном сообщении</text:span></text:span><text:span text:style-name="U_5f_text">;</text:span></text:p>
      <text:p text:style-name="Serif_20_14"><text:span text:style-name="U_5f_text"><text:span text:style-name="T21"><text:tab/>8) </text:span></text:span><text:span text:style-name="U_5f_text">Засыпает на случайный промежуток времени;</text:span></text:p>
      <text:p text:style-name="P10"><text:span text:style-name="U_5f_text"><text:span text:style-name="T21"><text:tab/>9) </text:span></text:span><text:span text:style-name="U_5f_text">При получении сигнала завершения </text:span><text:span text:style-name="U_5f_text"><text:span text:style-name="T13">‒ </text:span></text:span><text:span text:style-name="U_5f_text">корректно завершает работу.</text:span></text:p>
      <text:p text:style-name="Serif_20_14"><text:span text:style-name="U_5f_text"/></text:p>
      <text:p text:style-name="Serif_20_14"><text:tab/><text:span text:style-name="T17">2.5 Формирование и управление очередью</text:span></text:p>
      <text:p text:style-name="Serif_20_14"><text:span text:style-name="U_5f_text"/></text:p>
      <text:p text:style-name="Serif_20_14"><text:span text:style-name="U_5f_text"><text:tab/>Структура очереди (</text:span><text:span text:style-name="Mono_20_12.5">message_queue_t</text:span><text:span text:style-name="U_5f_text">) располагается в разделяемой памяти и содержит:</text:span></text:p>
      <text:p text:style-name="Serif_20_14"><text:span text:style-name="U_5f_text"><text:tab/></text:span><text:span text:style-name="U_5f_text"><text:span text:style-name="T25">Массив</text:span></text:span><text:span text:style-name="U_5f_text"> сообщений (</text:span><text:span text:style-name="Mono_20_12.5">messages[MAX_MSGS]</text:span><text:span text:style-name="U_5f_text">);</text:span></text:p>
      <text:p text:style-name="Serif_20_14"><text:span text:style-name="U_5f_text"><text:tab/>Индексы </text:span><text:span text:style-name="Mono_20_12.5">head</text:span><text:span text:style-name="U_5f_text">, </text:span><text:span text:style-name="Mono_20_12.5">tail</text:span><text:span text:style-name="U_5f_text">, счетчик </text:span><text:span text:style-name="Mono_20_12.5"><text:span text:style-name="T25">count</text:span></text:span><text:span text:style-name="U_5f_text">.</text:span></text:p>
      <text:p text:style-name="Serif_20_14"><text:span text:style-name="U_5f_text"><text:tab/>Инициализация производится функцией </text:span><text:span text:style-name="Mono_20_12.5">init_queue()</text:span><text:span text:style-name="U_5f_text">.</text:span></text:p>
      <text:p text:style-name="Serif_20_14"><text:span text:style-name="U_5f_text"><text:tab/>Семафоры управляют синхронизацией доступа к очереди и создаются через </text:span><text:span text:style-name="U_5f_code"><text:span text:style-name="T25">sem_i</text:span></text:span><text:span text:style-name="U_5f_code">nit()</text:span><text:span text:style-name="U_5f_text">:</text:span></text:p>
      <text:p text:style-name="P11"><text:span text:style-name="U_5f_code"><text:tab/></text:span>- <text:span text:style-name="Mono_20_12.5"><text:span text:style-name="T25">mutex</text:span></text:span><text:span text:style-name="U_5f_text"> </text:span><text:span text:style-name="U_5f_text"><text:span text:style-name="T13">‒</text:span></text:span><text:span text:style-name="U_5f_text"> двоичный семафор (значение 1);</text:span></text:p>
      <text:p text:style-name="P11"><text:span text:style-name="U_5f_code"><text:tab/></text:span>- <text:span text:style-name="Mono_20_12.5"><text:span text:style-name="T25">empty</text:span></text:span><text:span text:style-name="U_5f_text"> </text:span><text:span text:style-name="U_5f_text"><text:span text:style-name="T13">‒</text:span></text:span><text:span text:style-name="U_5f_text"> начально равен размеру очереди;</text:span></text:p>
      <text:p text:style-name="P11"><text:span text:style-name="U_5f_code"><text:tab/></text:span>- <text:span text:style-name="Mono_20_12.5"><text:span text:style-name="T25">full</text:span></text:span><text:span text:style-name="U_5f_text"> </text:span><text:span text:style-name="U_5f_text"><text:span text:style-name="T13">‒</text:span></text:span><text:span text:style-name="U_5f_text"> начально равен 0.</text:span></text:p>
      <text:p text:style-name="Serif_20_14"><text:span text:style-name="U_5f_text"/></text:p>
      <text:p text:style-name="U_5f_undHeader"><text:span text:style-name="U_5f_text"/></text:p>
      <text:p text:style-name="P6"><text:span text:style-name="U_5f_text"><text:span text:style-name="T26"><text:tab/>3 </text:span></text:span><text:span text:style-name="U_5f_text"><text:span text:style-name="T27">ФУНКЦИОНАЛЬНАЯ СТРУКТУРА ПРОЕКТА</text:span></text:span></text:p>
      <text:p text:style-name="Serif_20_14"><text:span text:style-name="U_5f_text"/></text:p>
      <text:p text:style-name="Serif_20_14"><text:span text:style-name="U_5f_text"><text:tab/>Основной процесс (управляющий):</text:span></text:p>
      <text:p text:style-name="P12"><text:span text:style-name="U_5f_text"><text:tab/>Функция </text:span><text:span text:style-name="Mono_20_12.5">main</text:span><text:span text:style-name="U_5f_text"> </text:span><text:span text:style-name="U_5f_text"><text:span text:style-name="T13">‒</text:span></text:span><text:span text:style-name="U_5f_text"> является точкой входа в программу. Выполняет инициализацию </text:span><text:span text:style-name="Mono_20_12.5">IPC</text:span><text:span text:style-name="U_5f_text">-ресурсов (разделяемой памяти и семафоров), предоставляет интерактивный интерфейс управления дочерними процессами, а также обрабатывает завершение программы.</text:span></text:p>
      <text:p text:style-name="Serif_20_14"><text:span text:style-name="U_5f_text"><text:tab/>П</text:span><text:span text:style-name="U_5f_text"><text:span text:style-name="T28">ередаваемые</text:span></text:span><text:span text:style-name="U_5f_text"> параметры:</text:span></text:p>
      <text:p text:style-name="P12"><text:span text:style-name="U_5f_code"><text:tab/></text:span>- <text:span text:style-name="Mono_20_12.5">int argc</text:span><text:span text:style-name="U_5f_text"> </text:span><text:span text:style-name="U_5f_text"><text:span text:style-name="T13">‒</text:span></text:span><text:span text:style-name="U_5f_text"> количество аргументов командной строки;</text:span></text:p>
      <text:p text:style-name="P12"><text:span text:style-name="U_5f_code"><text:tab/></text:span>- <text:span text:style-name="Mono_20_12.5">char* argv[]</text:span><text:span text:style-name="U_5f_text"> </text:span><text:span text:style-name="U_5f_text"><text:span text:style-name="T13">‒</text:span></text:span><text:span text:style-name="U_5f_text"> массив аргументов командной строки.</text:span></text:p>
      <text:p text:style-name="Serif_20_14"><text:span text:style-name="U_5f_text"><text:tab/>Основные действия:</text:span></text:p>
      <text:p text:style-name="Serif_20_14"><text:span text:style-name="U_5f_text"><text:span text:style-name="T21"><text:tab/>1) </text:span></text:span><text:span text:style-name="U_5f_text">Создание </text:span><text:span text:style-name="U_5f_text"><text:span text:style-name="T28">и </text:span></text:span><text:span text:style-name="U_5f_text">инициализация разделяемой памяти и семафоров;</text:span></text:p>
      <text:p text:style-name="Serif_20_14"><text:span text:style-name="U_5f_text"><text:span text:style-name="T21"><text:tab/>2) </text:span></text:span><text:span text:style-name="U_5f_text">Обработка пользовательского ввода с клавиатуры:</text:span></text:p>
      <text:p text:style-name="P12"><text:span text:style-name="U_5f_code"><text:tab/></text:span>- <text:span text:style-name="Mono_20_12.5">p</text:span><text:span text:style-name="U_5f_text"> </text:span><text:span text:style-name="U_5f_text"><text:span text:style-name="T13">‒</text:span></text:span><text:span text:style-name="U_5f_text"> запуск процесса производителя;</text:span></text:p>
      <text:p text:style-name="P12"><text:span text:style-name="U_5f_code"><text:tab/></text:span>- <text:span text:style-name="Mono_20_12.5">c</text:span><text:span text:style-name="U_5f_text"> </text:span><text:span text:style-name="U_5f_text"><text:span text:style-name="T13">‒</text:span></text:span><text:span text:style-name="U_5f_text"> запуск процесса потребителя;</text:span></text:p>
      <text:p text:style-name="P12"><text:span text:style-name="U_5f_code"><text:tab/></text:span>- <text:span text:style-name="Mono_20_12.5"><text:span text:style-name="T25">d</text:span></text:span><text:span text:style-name="U_5f_text"> </text:span><text:span text:style-name="U_5f_text"><text:span text:style-name="T13">‒</text:span></text:span><text:span text:style-name="U_5f_text"> завершение одного производителя;</text:span></text:p>
      <text:p text:style-name="P12"><text:span text:style-name="U_5f_code"><text:tab/></text:span>- <text:span text:style-name="Mono_20_12.5"><text:span text:style-name="T25">r</text:span></text:span><text:span text:style-name="U_5f_text"> </text:span><text:span text:style-name="U_5f_text"><text:span text:style-name="T13">‒</text:span></text:span><text:span text:style-name="U_5f_text"> завершение одного потребителя;</text:span></text:p>
      <text:p text:style-name="P12"><text:span text:style-name="U_5f_code"><text:tab/></text:span>- <text:span text:style-name="Mono_20_12.5"><text:span text:style-name="T25">l</text:span></text:span><text:span text:style-name="U_5f_text"> </text:span><text:span text:style-name="U_5f_text"><text:span text:style-name="T13">‒</text:span></text:span><text:span text:style-name="U_5f_text"> вывод текущего состояния очереди;</text:span></text:p>
      <text:p text:style-name="P12"><text:span text:style-name="U_5f_code"><text:tab/></text:span>- <text:span text:style-name="Mono_20_12.5">q</text:span><text:span text:style-name="U_5f_text"> </text:span><text:span text:style-name="U_5f_text"><text:span text:style-name="T13">‒</text:span></text:span><text:span text:style-name="U_5f_text"> завершение всех процессов и очистка ресурсов.</text:span></text:p>
      <text:p text:style-name="Serif_20_14"><text:span text:style-name="U_5f_text"><text:span text:style-name="T21"><text:tab/>3) </text:span></text:span><text:span text:style-name="U_5f_text">Управление списками дочерних процессов;</text:span></text:p>
      <text:p text:style-name="Serif_20_14"><text:span text:style-name="U_5f_text"><text:span text:style-name="T21"><text:tab/>4) </text:span></text:span><text:span text:style-name="U_5f_text">Обработка сигналов </text:span><text:span text:style-name="Mono_20_12.5">SIGINT</text:span><text:span text:style-name="U_5f_text"> и </text:span><text:span text:style-name="Mono_20_12.5">SIGTERM</text:span><text:span text:style-name="U_5f_text">.</text:span></text:p>
      <text:p text:style-name="Serif_20_14"><text:span text:style-name="U_5f_text"><text:tab/>Производитель (дочерний процесс):</text:span></text:p>
      <text:p text:style-name="Serif_20_14"><text:span text:style-name="U_5f_text"><text:tab/>Функция</text:span><text:span text:style-name="Mono_20_12.5"> </text:span><text:span text:style-name="Mono_20_12.5"><text:span text:style-name="T25">create_p</text:span></text:span><text:span text:style-name="Mono_20_12.5">rod()</text:span><text:span text:style-name="U_5f_text"> реализует цикл, в котором создаются и помещаются в очередь сообщения. Синхронизация обеспечивается с помощью семафоров.</text:span></text:p>
      <text:p text:style-name="Serif_20_14"><text:span text:style-name="U_5f_text"><text:tab/>Основные действия:</text:span></text:p>
      <text:p text:style-name="Serif_20_14"><text:span text:style-name="U_5f_text"><text:span text:style-name="T21"><text:tab/>1) </text:span></text:span><text:span text:style-name="U_5f_text"><text:span text:style-name="T25">Проверка максимального количества производителей</text:span></text:span><text:span text:style-name="U_5f_text">;</text:span></text:p>
      <text:p text:style-name="Serif_20_14"><text:span text:style-name="U_5f_text"><text:span text:style-name="T21"><text:tab/>2) </text:span></text:span><text:span text:style-name="U_5f_text"><text:span text:style-name="T25">Создание нового процесса с помощью </text:span></text:span><text:span text:style-name="U_5f_text"><text:span text:style-name="T29">fork()</text:span></text:span><text:span text:style-name="U_5f_text">;</text:span></text:p>
      <text:p text:style-name="P13"><text:span text:style-name="U_5f_text"><text:span text:style-name="T21"><text:tab/>3) </text:span></text:span><text:span text:style-name="U_5f_text"><text:span text:style-name="T25">Создание сообщения для отправки;</text:span></text:span></text:p>
      <text:p text:style-name="P13"><text:span text:style-name="U_5f_text"><text:span text:style-name="T25"><text:tab/>4) </text:span></text:span><text:span text:style-name="U_5f_text">Захват мьютекса (</text:span><text:span text:style-name="Mono_20_12.5"><text:span text:style-name="T25">mutex</text:span></text:span><text:span text:style-name="U_5f_text">), помещение сообщения в очередь;</text:span></text:p>
      <text:p text:style-name="Serif_20_14"><text:span text:style-name="U_5f_text"><text:span text:style-name="T21"><text:tab/></text:span></text:span><text:span text:style-name="U_5f_text"><text:span text:style-name="T25">5)</text:span></text:span><text:span text:style-name="U_5f_text"><text:span text:style-name="T21"> </text:span></text:span><text:span text:style-name="U_5f_text">Освобождение мьютекса, инкремент </text:span><text:span text:style-name="Mono_20_12.5"><text:span text:style-name="T25">full</text:span></text:span><text:span text:style-name="U_5f_text">;</text:span></text:p>
      <text:p text:style-name="Serif_20_14"><text:span text:style-name="U_5f_text"><text:span text:style-name="T21"><text:tab/></text:span></text:span><text:span text:style-name="U_5f_text"><text:span text:style-name="T25">6</text:span></text:span><text:span text:style-name="U_5f_text"><text:span text:style-name="T21">) </text:span></text:span><text:span text:style-name="U_5f_text">Печать информации о действии;</text:span></text:p>
      <text:p text:style-name="Serif_20_14"><text:span text:style-name="U_5f_text"><text:span text:style-name="T21"><text:tab/></text:span></text:span><text:span text:style-name="U_5f_text"><text:span text:style-name="T25">7</text:span></text:span><text:span text:style-name="U_5f_text"><text:span text:style-name="T21">) </text:span></text:span><text:span text:style-name="U_5f_text">Задержка перед следующей итерацией;</text:span></text:p>
      <text:p text:style-name="Serif_20_14"><text:soft-page-break/><text:span text:style-name="U_5f_text"><text:span text:style-name="T21"><text:tab/>7) </text:span></text:span><text:span text:style-name="U_5f_text">Обработка сигнала завершения.</text:span></text:p>
      <text:p text:style-name="Serif_20_14"><text:span text:style-name="U_5f_text"><text:tab/>Потребитель (дочерний процесс):</text:span></text:p>
      <text:p text:style-name="Serif_20_14"><text:span text:style-name="U_5f_text"><text:tab/>Функция </text:span><text:span text:style-name="Mono_20_12.5">c</text:span><text:span text:style-name="Mono_20_12.5"><text:span text:style-name="T25">reate_c</text:span></text:span><text:span text:style-name="Mono_20_12.5">ons()</text:span><text:span text:style-name="U_5f_text"> извлекает сообщения из очереди и проверяет их корректность по хешу.</text:span></text:p>
      <text:p text:style-name="Serif_20_14"><text:span text:style-name="U_5f_text"><text:tab/>Основные действия:</text:span></text:p>
      <text:p text:style-name="Serif_20_14"><text:span text:style-name="U_5f_text"><text:span text:style-name="T21"><text:tab/>1) </text:span></text:span><text:span text:style-name="U_5f_text">Ожидание наличия сообщений (</text:span><text:span text:style-name="Mono_20_12.5"><text:span text:style-name="T30">full</text:span></text:span><text:span text:style-name="U_5f_text">);</text:span></text:p>
      <text:p text:style-name="Serif_20_14"><text:span text:style-name="U_5f_text"><text:span text:style-name="T21"><text:tab/>2) </text:span></text:span><text:span text:style-name="U_5f_text">Захват мьютекса (</text:span><text:span text:style-name="Mono_20_12.5"><text:span text:style-name="T30">mutex</text:span></text:span><text:span text:style-name="U_5f_text">), извлечение сообщения;</text:span></text:p>
      <text:p text:style-name="Serif_20_14"><text:span text:style-name="U_5f_text"><text:span text:style-name="T21"><text:tab/>3) </text:span></text:span><text:span text:style-name="U_5f_text">Освобождение мьютекса, инкремент </text:span><text:span text:style-name="Mono_20_12.5"><text:span text:style-name="T30">empty</text:span></text:span><text:span text:style-name="U_5f_text">;</text:span></text:p>
      <text:p text:style-name="Serif_20_14"><text:span text:style-name="U_5f_text"><text:span text:style-name="T21"><text:tab/>4) </text:span></text:span><text:span text:style-name="U_5f_text">Проверка целостности сообщения (сравнение хешей);</text:span></text:p>
      <text:p text:style-name="Serif_20_14"><text:span text:style-name="U_5f_text"><text:span text:style-name="T21"><text:tab/>5) </text:span></text:span><text:span text:style-name="U_5f_text">Вывод результатов;</text:span></text:p>
      <text:p text:style-name="Serif_20_14"><text:span text:style-name="U_5f_text"><text:span text:style-name="T21"><text:tab/>6) </text:span></text:span><text:span text:style-name="U_5f_text">Задержка перед следующей итерацией;</text:span></text:p>
      <text:p text:style-name="Serif_20_14"><text:span text:style-name="U_5f_text"><text:span text:style-name="T21"><text:tab/>7) </text:span></text:span><text:span text:style-name="U_5f_text">Обработка сигнала завершения.</text:span></text:p>
      <text:p text:style-name="Serif_20_14"><text:span text:style-name="U_5f_text"><text:tab/>Функция </text:span><text:span text:style-name="Mono_20_12.5">init_queue()</text:span><text:span text:style-name="U_5f_text"> </text:span><text:span text:style-name="U_5f_text"><text:span text:style-name="T21">и</text:span></text:span><text:span text:style-name="U_5f_text">нициализирует структуру очереди в разделяемой памяти: обнуляет поля, устанавливает индексы и счетчики.</text:span></text:p>
      <text:p text:style-name="Serif_20_14"><text:span text:style-name="U_5f_text"><text:tab/>Функция </text:span><text:span text:style-name="Mono_20_12.5"><text:span text:style-name="T30">del_prod</text:span></text:span><text:span text:style-name="Mono_20_12.5">()</text:span><text:span text:style-name="U_5f_text"> </text:span><text:span text:style-name="U_5f_text"><text:span text:style-name="T21">о</text:span></text:span><text:span text:style-name="U_5f_text">свобождает все ресурсы </text:span><text:span text:style-name="U_5f_text"><text:span text:style-name="T30">производителя</text:span></text:span><text:span text:style-name="U_5f_text">.</text:span></text:p>
      <text:p text:style-name="P14"><text:span text:style-name="U_5f_text"><text:tab/></text:span><text:span text:style-name="U_5f_text"><text:span text:style-name="T30">Функция </text:span></text:span><text:span text:style-name="Mono_20_12.5"><text:span text:style-name="T30">del_cons()</text:span></text:span><text:span text:style-name="Mono_20_12.5"><text:span text:style-name="T31"> </text:span></text:span><text:span text:style-name="U_5f_text"><text:span text:style-name="T21">о</text:span></text:span><text:span text:style-name="U_5f_text"><text:span text:style-name="T30">свобождает все ресурсы потребителя;</text:span></text:span></text:p>
      <text:p text:style-name="P14"><text:span text:style-name="U_5f_text"><text:tab/>Функция </text:span><text:span text:style-name="Mono_20_12.5">hash(mes* msg)</text:span><text:span text:style-name="U_5f_text"> </text:span><text:span text:style-name="U_5f_text"><text:span text:style-name="T30">создает контрольную сумму на основе содержимого </text:span></text:span><text:span text:style-name="U_5f_text"><text:span text:style-name="T32">msg.</text:span></text:span></text:p>
      <text:p text:style-name="Serif_20_14"><text:span text:style-name="U_5f_text"><text:tab/></text:span><text:span text:style-name="U_5f_text"><text:span text:style-name="T33">Передаваемые параметры:</text:span></text:span></text:p>
      <text:p text:style-name="P14"><text:span text:style-name="U_5f_text"><text:tab/>- </text:span><text:span text:style-name="Mono_20_12.5">mes* msg </text:span><text:span text:style-name="U_5f_text"><text:span text:style-name="T34">‒</text:span></text:span><text:span text:style-name="U_5f_text"><text:span text:style-name="T33"> </text:span></text:span><text:span text:style-name="U_5f_text"><text:span text:style-name="T30">сообщение</text:span></text:span><text:span text:style-name="U_5f_text"><text:span text:style-name="T33">.</text:span></text:span></text:p>
      <text:p text:style-name="P15"><text:span text:style-name="U_5f_text"><text:tab/>Функция </text:span><text:span text:style-name="Mono_20_12.5">prod_mes(mes* msg)</text:span><text:span text:style-name="U_5f_text"> </text:span><text:span text:style-name="U_5f_text"><text:span text:style-name="T30">генерирует случайное сообщени</text:span></text:span><text:span text:style-name="U_5f_text"><text:span text:style-name="T35">е</text:span></text:span><text:span text:style-name="U_5f_text"><text:span text:style-name="T32">.</text:span></text:span></text:p>
      <text:p text:style-name="P14"><text:span text:style-name="U_5f_text"><text:tab/></text:span><text:span text:style-name="U_5f_text"><text:span text:style-name="T33">Передаваемые параметры:</text:span></text:span></text:p>
      <text:p text:style-name="P14"><text:span text:style-name="U_5f_text"><text:tab/>- </text:span><text:span text:style-name="Mono_20_12.5">mes* msg </text:span><text:span text:style-name="U_5f_text"><text:span text:style-name="T34">‒</text:span></text:span><text:span text:style-name="U_5f_text"><text:span text:style-name="T33"> </text:span></text:span><text:span text:style-name="U_5f_text"><text:span text:style-name="T30">сообщение</text:span></text:span><text:span text:style-name="U_5f_text"><text:span text:style-name="T33">.</text:span></text:span></text:p>
      <text:p text:style-name="P16"><text:span text:style-name="U_5f_text"><text:tab/>Функция </text:span><text:span text:style-name="Mono_20_12.5">consume_mes(mes* msg)</text:span><text:span text:style-name="U_5f_text"> </text:span><text:span text:style-name="U_5f_text"><text:span text:style-name="T35">п</text:span></text:span><text:span text:style-name="U_5f_text">роверяет целостность сообщения</text:span><text:span text:style-name="U_5f_text"><text:span text:style-name="T32">.</text:span></text:span></text:p>
      <text:p text:style-name="P17"><text:span text:style-name="U_5f_text"><text:tab/></text:span><text:span text:style-name="U_5f_text"><text:span text:style-name="T33">Передаваемые параметры:</text:span></text:span></text:p>
      <text:p text:style-name="P17"><text:span text:style-name="U_5f_text"><text:tab/>- </text:span><text:span text:style-name="Mono_20_12.5">mes* msg </text:span><text:span text:style-name="U_5f_text"><text:span text:style-name="T34">‒</text:span></text:span><text:span text:style-name="U_5f_text"><text:span text:style-name="T33"> </text:span></text:span><text:span text:style-name="U_5f_text"><text:span text:style-name="T30">сообщение</text:span></text:span><text:span text:style-name="U_5f_text"><text:span text:style-name="T33">.</text:span></text:span></text:p>
      <text:p text:style-name="P16"><text:span text:style-name="U_5f_text"><text:tab/>Функция </text:span><text:span text:style-name="Mono_20_12.5">put_msg(mes* msg)</text:span><text:span text:style-name="U_5f_text"> </text:span><text:span text:style-name="U_5f_text"><text:span text:style-name="T35">д</text:span></text:span><text:span text:style-name="U_5f_text">обавляет сообщение в очередь</text:span><text:span text:style-name="U_5f_text"><text:span text:style-name="T32">.</text:span></text:span></text:p>
      <text:p text:style-name="P17"><text:span text:style-name="U_5f_text"><text:tab/></text:span><text:span text:style-name="U_5f_text"><text:span text:style-name="T33">Передаваемые параметры:</text:span></text:span></text:p>
      <text:p text:style-name="P17"><text:span text:style-name="U_5f_text"><text:tab/>- </text:span><text:span text:style-name="Mono_20_12.5">mes* msg </text:span><text:span text:style-name="U_5f_text"><text:span text:style-name="T34">‒</text:span></text:span><text:span text:style-name="U_5f_text"><text:span text:style-name="T33"> </text:span></text:span><text:span text:style-name="U_5f_text"><text:span text:style-name="T30">сообщение</text:span></text:span><text:span text:style-name="U_5f_text"><text:span text:style-name="T33">.</text:span></text:span></text:p>
      <text:p text:style-name="P16"><text:span text:style-name="U_5f_text"><text:tab/>Функция </text:span><text:span text:style-name="Mono_20_12.5"><text:span text:style-name="T35">get_m</text:span></text:span><text:span text:style-name="Mono_20_12.5">sg(mes* msg)</text:span><text:span text:style-name="U_5f_text"> </text:span><text:span text:style-name="U_5f_text"><text:span text:style-name="T35">ч</text:span></text:span><text:span text:style-name="U_5f_text">итает сообщение из очереди </text:span><text:span text:style-name="U_5f_text"><text:span text:style-name="T32">.</text:span></text:span></text:p>
      <text:p text:style-name="P17"><text:span text:style-name="U_5f_text"><text:tab/></text:span><text:span text:style-name="U_5f_text"><text:span text:style-name="T33">Передаваемые параметры:</text:span></text:span></text:p>
      <text:p text:style-name="P17"><text:span text:style-name="U_5f_text"><text:tab/>- </text:span><text:span text:style-name="Mono_20_12.5">mes* msg </text:span><text:span text:style-name="U_5f_text"><text:span text:style-name="T34">‒</text:span></text:span><text:span text:style-name="U_5f_text"><text:span text:style-name="T33"> </text:span></text:span><text:span text:style-name="U_5f_text"><text:span text:style-name="T30">сообщение</text:span></text:span><text:span text:style-name="U_5f_text"><text:span text:style-name="T33">.</text:span></text:span></text:p>
      <text:p text:style-name="P18"><text:span text:style-name="U_5f_text"><text:tab/>Функция </text:span><text:span text:style-name="Mono_20_12.5">check_sems()</text:span><text:span text:style-name="U_5f_text"> </text:span><text:span text:style-name="U_5f_text"><text:span text:style-name="T21">с</text:span></text:span><text:span text:style-name="U_5f_text">оздаёт </text:span><text:span text:style-name="U_5f_text"><text:span text:style-name="T30">и настраивает общую память и семафоры</text:span></text:span><text:span text:style-name="U_5f_text">.</text:span></text:p>
      <text:p text:style-name="P6"><text:span text:style-name="U_5f_HEADER_5f_t"><text:tab/>4 ПОРЯДОК СБОРКИ И ЗАПУСКА</text:span></text:p>
      <text:p text:style-name="Serif_20_14"><text:span text:style-name="U_5f_text"/></text:p>
      <text:p text:style-name="Serif_20_14"><text:span text:style-name="U_5f_text"><text:span text:style-name="T36"><text:tab/>1</text:span></text:span><text:span text:style-name="U_5f_text"><text:span text:style-name="T37">)</text:span></text:span><text:span text:style-name="U_5f_text"> Перей</text:span><text:span text:style-name="U_5f_text"><text:span text:style-name="T38">ти </text:span></text:span><text:span text:style-name="U_5f_text">в </text:span><text:span text:style-name="U_5f_text"><text:span text:style-name="T38">каталог</text:span></text:span><text:span text:style-name="U_5f_text"> </text:span><text:span text:style-name="U_5f_text"><text:span text:style-name="T36">проекта:</text:span></text:span></text:p>
      <text:p text:style-name="Serif_20_14"><text:span text:style-name="Mono_20_12.5"><text:span text:style-name="T37">$</text:span></text:span><text:span text:style-name="Mono_20_12.5"> cd '</text:span><text:span text:style-name="Mono_20_12.5"><text:span text:style-name="T35">Шахлан Е.С</text:span></text:span><text:span text:style-name="Mono_20_12.5">./lab0</text:span><text:span text:style-name="Mono_20_12.5"><text:span text:style-name="T39">4</text:span></text:span><text:span text:style-name="Mono_20_12.5">'</text:span></text:p>
      <text:p text:style-name="Serif_20_14"><text:span text:style-name="U_5f_text"><text:span text:style-name="T36"><text:tab/>2</text:span></text:span><text:span text:style-name="U_5f_text"><text:span text:style-name="T37">)</text:span></text:span><text:span text:style-name="U_5f_text"> Собр</text:span><text:span text:style-name="U_5f_text"><text:span text:style-name="T38">ать</text:span></text:span><text:span text:style-name="U_5f_text"> проект с помощью </text:span><text:span text:style-name="Mono_20_12.5">make</text:span><text:span text:style-name="U_5f_text">:</text:span></text:p>
      <text:p text:style-name="Serif_20_14"><text:span text:style-name="Mono_20_12.5"><text:span text:style-name="T37">$</text:span></text:span><text:span text:style-name="Mono_20_12.5"> make</text:span></text:p>
      <text:p text:style-name="Serif_20_14"><text:span text:style-name="U_5f_text"><text:span text:style-name="T40"><text:tab/>3</text:span></text:span><text:span text:style-name="U_5f_text"><text:span text:style-name="T37">)</text:span></text:span><text:span text:style-name="U_5f_text"> Запус</text:span><text:span text:style-name="U_5f_text"><text:span text:style-name="T38">тить</text:span></text:span><text:span text:style-name="U_5f_text"> программ</text:span><text:span text:style-name="U_5f_text"><text:span text:style-name="T38">у:</text:span></text:span></text:p>
      <text:p text:style-name="Serif_20_14"><text:span text:style-name="Mono_20_12.5"><text:span text:style-name="T37">$</text:span></text:span><text:span text:style-name="Mono_20_12.5"><text:span text:style-name="T41"> ./</text:span></text:span><text:span text:style-name="Mono_20_12.5">ma</text:span><text:span text:style-name="Mono_20_12.5"><text:span text:style-name="T35">in</text:span></text:span></text:p>
      <text:p text:style-name="Serif_20_14"><text:span text:style-name="U_5f_text"/></text:p>
      <text:p text:style-name="P6"><text:span text:style-name="U_5f_text"><text:span text:style-name="T42"><text:tab/>5 </text:span></text:span><text:span text:style-name="U_5f_text"><text:span text:style-name="T43">РЕЗУЛЬТАТЫ</text:span></text:span><text:span text:style-name="U_5f_text"><text:span text:style-name="T42"> </text:span></text:span><text:span text:style-name="U_5f_text"><text:span text:style-name="T43">ТЕСТИРОВАНИЯ</text:span></text:span></text:p>
      <text:p text:style-name="Serif_20_14"><text:span text:style-name="U_5f_text"/></text:p>
      <text:p text:style-name="P19"><text:span text:style-name="Mono_20_12.5">p - create producer</text:span></text:p>
      <text:p text:style-name="P19"><text:span text:style-name="Mono_20_12.5">c - create consumer</text:span></text:p>
      <text:p text:style-name="P19"><text:span text:style-name="Mono_20_12.5">d - delete producer</text:span></text:p>
      <text:p text:style-name="P19"><text:span text:style-name="Mono_20_12.5">r - delete consumer</text:span></text:p>
      <text:p text:style-name="P19"><text:span text:style-name="Mono_20_12.5">l - show processes</text:span></text:p>
      <text:p text:style-name="P19"><text:span text:style-name="Mono_20_12.5">q - quit program</text:span></text:p>
      <text:p text:style-name="P19"><text:span text:style-name="Mono_20_12.5">p</text:span></text:p>
      <text:p text:style-name="P19"><text:span text:style-name="Mono_20_12.5">Pid = 12242</text:span></text:p>
      <text:p text:style-name="P19"><text:span text:style-name="Mono_20_12.5">Message = 8591B4C5</text:span></text:p>
      <text:p text:style-name="P19"><text:span text:style-name="Mono_20_12.5">Messages injected counter = 1</text:span></text:p>
      <text:p text:style-name="P19"><text:span text:style-name="Mono_20_12.5">Pid = 12242</text:span></text:p>
      <text:p text:style-name="P19"><text:span text:style-name="Mono_20_12.5">Message = 63C33205</text:span></text:p>
      <text:p text:style-name="P19"><text:span text:style-name="Mono_20_12.5">Messages injected counter = 2</text:span></text:p>
      <text:p text:style-name="P19"><text:span text:style-name="Mono_20_12.5">Pid = 12242</text:span></text:p>
      <text:p text:style-name="P19"><text:span text:style-name="Mono_20_12.5">Message = 83F69C47</text:span></text:p>
      <text:p text:style-name="P19"><text:span text:style-name="Mono_20_12.5">Messages injected counter = 3</text:span></text:p>
      <text:p text:style-name="P19"><text:span text:style-name="Mono_20_12.5">Queue is full, prod with pid = 12242 is waiting</text:span></text:p>
      <text:p text:style-name="P19"><text:span text:style-name="Mono_20_12.5">s</text:span></text:p>
      <text:p text:style-name="P19"><text:span text:style-name="Mono_20_12.5">c</text:span></text:p>
      <text:p text:style-name="P19"><text:span text:style-name="Mono_20_12.5">Pid = 12242</text:span></text:p>
      <text:p text:style-name="P19"><text:span text:style-name="Mono_20_12.5">Message = 8C53FEAB</text:span></text:p>
      <text:p text:style-name="P19"><text:span text:style-name="Mono_20_12.5">Messages injected counter = 4</text:span></text:p>
      <text:p text:style-name="P19"><text:span text:style-name="Mono_20_12.5">Check sum (= 1260593675) not equal msg_hash (= 0)</text:span></text:p>
      <text:p text:style-name="P19"><text:span text:style-name="Mono_20_12.5">Pid = 12282</text:span></text:p>
      <text:p text:style-name="P19"><text:span text:style-name="Mono_20_12.5">Message = 0</text:span></text:p>
      <text:p text:style-name="P19"><text:span text:style-name="Mono_20_12.5">Messages extracted counter = 1</text:span></text:p>
      <text:p text:style-name="P19"><text:span text:style-name="Mono_20_12.5">Check sum (= 1260593675) not equal msg_hash (= 0)</text:span></text:p>
      <text:p text:style-name="P19"><text:span text:style-name="Mono_20_12.5">Queue is full, prod with pid = 12242 is waiting</text:span></text:p>
      <text:p text:style-name="P19"><text:span text:style-name="Mono_20_12.5">Pid = 12282</text:span></text:p>
      <text:p text:style-name="P19"><text:span text:style-name="Mono_20_12.5">Message = 0</text:span></text:p>
      <text:p text:style-name="P19"><text:span text:style-name="Mono_20_12.5">Messages extracted counter = 2</text:span></text:p>
      <text:p text:style-name="P19"><text:span text:style-name="Mono_20_12.5">Pid = 12242</text:span></text:p>
      <text:p text:style-name="P19"><text:span text:style-name="Mono_20_12.5">Message = F7A96E0C</text:span></text:p>
      <text:p text:style-name="P19"><text:span text:style-name="Mono_20_12.5">Messages injected counter = 5</text:span></text:p>
      <text:p text:style-name="P19"><text:soft-page-break/><text:span text:style-name="Mono_20_12.5">Queue is full, prod with pid = 12242 is waiting</text:span></text:p>
      <text:p text:style-name="P19"><text:span text:style-name="Mono_20_12.5">Check sum (= 1260593675) not equal msg_hash (= 0)</text:span></text:p>
      <text:p text:style-name="P19"><text:span text:style-name="Mono_20_12.5">Pid = 12282</text:span></text:p>
      <text:p text:style-name="P19"><text:span text:style-name="Mono_20_12.5">Message = 0</text:span></text:p>
      <text:p text:style-name="P19"><text:span text:style-name="Mono_20_12.5">Messages extracted counter = 3</text:span></text:p>
      <text:p text:style-name="P19"><text:span text:style-name="Mono_20_12.5">Pid = 12242</text:span></text:p>
      <text:p text:style-name="P19"><text:span text:style-name="Mono_20_12.5">Message = 65C135E3</text:span></text:p>
      <text:p text:style-name="P19"><text:span text:style-name="Mono_20_12.5">Messages injected counter = 6</text:span></text:p>
      <text:p text:style-name="P19"><text:span text:style-name="Mono_20_12.5">Check sum (= 1260593675) not equal msg_hash (= 0)</text:span></text:p>
      <text:p text:style-name="P19"><text:span text:style-name="Mono_20_12.5">Queue is full, prod with pid = 12242 is waiting</text:span></text:p>
      <text:p text:style-name="P19"><text:span text:style-name="Mono_20_12.5">Pid = 12282</text:span></text:p>
      <text:p text:style-name="P19"><text:span text:style-name="Mono_20_12.5">Message = 0</text:span></text:p>
      <text:p text:style-name="P19"><text:span text:style-name="Mono_20_12.5">Messages extracted counter = 4</text:span></text:p>
      <text:p text:style-name="P19"><text:span text:style-name="Mono_20_12.5">Pid = 12242</text:span></text:p>
      <text:p text:style-name="P19"><text:span text:style-name="Mono_20_12.5">Message = 8C53FEAB</text:span></text:p>
      <text:p text:style-name="P19"><text:span text:style-name="Mono_20_12.5">Messages injected counter = 7</text:span></text:p>
      <text:p text:style-name="P19"><text:span text:style-name="Mono_20_12.5">Check sum (= 1260593675) not equal msg_hash (= 0)</text:span></text:p>
      <text:p text:style-name="P19"><text:span text:style-name="Mono_20_12.5">Queue is full, prod with pid = 12242 is waiting</text:span></text:p>
      <text:p text:style-name="P19"><text:span text:style-name="Mono_20_12.5">Pid = 12282</text:span></text:p>
      <text:p text:style-name="P19"><text:span text:style-name="Mono_20_12.5">Message = 0</text:span></text:p>
      <text:p text:style-name="P19"><text:span text:style-name="Mono_20_12.5">Messages extracted counter = 5</text:span></text:p>
      <text:p text:style-name="P19"><text:span text:style-name="Mono_20_12.5">Pid = 12242</text:span></text:p>
      <text:p text:style-name="P19"><text:span text:style-name="Mono_20_12.5">Message = 5D9FAFAF</text:span></text:p>
      <text:p text:style-name="P19"><text:span text:style-name="Mono_20_12.5">Messages injected counter = 8</text:span></text:p>
      <text:p text:style-name="P19"><text:span text:style-name="Mono_20_12.5">qCheck sum (= 1260593675) not equal msg_hash (= 0)</text:span></text:p>
      <text:p text:style-name="P19"><text:span text:style-name="Mono_20_12.5">Queue is full, prod with pid = 12242 is waiting</text:span></text:p>
      <text:p text:style-name="P19"><text:span text:style-name="Mono_20_12.5">Pid = 12282</text:span></text:p>
      <text:p text:style-name="P19"><text:span text:style-name="Mono_20_12.5">Message = 0</text:span></text:p>
      <text:p text:style-name="P19"><text:span text:style-name="Mono_20_12.5">Messages extracted counter = 6</text:span></text:p>
      <text:p text:style-name="P19"><text:span text:style-name="Mono_20_12.5">Pid = 12242</text:span></text:p>
      <text:p text:style-name="P19"><text:span text:style-name="Mono_20_12.5">Message = 33CCC771</text:span></text:p>
      <text:p text:style-name="P19"><text:span text:style-name="Mono_20_12.5">Messages injected counter = 9</text:span><text:span text:style-name="U_5f_code"><text:span text:style-name="T44"><text:line-break/>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style:contextual-spacing="false" style:page-number="auto"/>
      <style:text-properties style:font-name="Times New Roman2" fo:font-family="'Times New Roman'" style:font-style-name="Bold" style:font-family-generic="roman" fo:font-size="14pt" fo:font-weight="bold" style:font-size-asian="18pt" style:font-weight-asian="bold" style:font-size-complex="18pt" style:font-weight-complex="bold"/>
    </style:style>
    <style:style style:name="U_5f_header" style:display-name="U_header" style:family="paragraph" style:parent-style-name="Heading_20_1" style:default-outline-level="" style:list-style-name="" style:master-page-name="">
      <style:paragraph-properties fo:margin-left="1.251cm" fo:margin-top="0cm" fo:margin-bottom="0cm" style:contextual-spacing="false" fo:text-align="justify" style:justify-single-word="false" style:page-number="auto">
        <style:tab-stops>
          <style:tab-stop style:position="1.251cm"/>
        </style:tab-stops>
      </style:paragraph-properties>
      <style:text-properties fo:text-transform="uppercase" fo:color="#000000" loext:opacity="100%" style:text-position="0% 100%" style:font-name="Liberation Serif1" fo:font-family="'Liberation Serif'" style:font-style-name="Жирный" style:font-family-generic="roman" style:font-pitch="variable"/>
    </style:style>
    <style:style style:name="U_5f_undHeader" style:display-name="U_undHeader" style:family="paragraph" style:parent-style-name="Heading_20_1" style:default-outline-level="" style:list-style-name="">
      <style:paragraph-properties fo:margin-left="1.251cm" fo:margin-top="0cm" fo:margin-bottom="0cm" style:contextual-spacing="false" fo:text-align="justify" style:justify-single-word="false">
        <style:tab-stops/>
      </style:paragraph-properties>
      <style:text-properties style:font-name="Liberation Serif1" fo:font-family="'Liberation Serif'" style:font-style-name="Жир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_5f_code_5f_h" style:display-name="U_code_h" style:family="paragraph" style:parent-style-name="Standard" style:master-page-name="">
      <style:paragraph-properties fo:margin-top="0.101cm" fo:margin-bottom="0cm" style:contextual-spacing="true" fo:line-height="115%" fo:text-align="start" style:justify-single-word="false" fo:text-indent="0cm" style:auto-text-indent="false" style:page-number="auto">
        <style:tab-stops/>
      </style:paragraph-properties>
      <style:text-properties style:font-name="Liberation Mono1" fo:font-family="'Liberation Mono'" style:font-style-name="Обычный" style:font-family-generic="modern" style:font-pitch="fixed" fo:font-size="11.5pt"/>
    </style:style>
    <style:style style:name="U_5f_text_5f_h" style:display-name="U_text_h" style:family="paragraph" style:parent-style-name="U_5f_code_5f_h" style:master-page-name="">
      <style:paragraph-properties fo:margin-top="0cm" fo:margin-bottom="0cm" style:contextual-spacing="false" fo:line-height="100%" fo:text-align="justify" style:justify-single-word="false" fo:text-indent="1.251cm" style:auto-text-indent="false" style:page-number="auto"/>
      <style:text-properties style:font-name="Liberation Serif2" fo:font-family="'Liberation Serif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U_5f_table" style:display-name="U_table" style:family="paragraph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family="'Liberation Serif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Serif_20_14" style:display-name="Serif 14" style:family="paragraph" style:master-page-name="">
      <style:paragraph-properties fo:margin-right="-0.035cm" fo:margin-top="0cm" fo:margin-bottom="0.139cm" style:contextual-spacing="false" fo:line-height="108%" fo:text-align="justify" style:justify-single-word="false" fo:orphans="0" fo:widows="0" style:page-number="auto"/>
      <style:text-properties style:font-name="Liberation Serif" fo:font-family="'Liberation Serif'" style:font-family-generic="roman" style:font-pitch="variable"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erb" style:family="text" style:parent-style-name="Source_20_Text">
      <style:text-properties fo:font-variant="normal" fo:text-transform="none" fo:color="#000000" loext:opacity="100%" style:text-line-through-style="none" style:text-line-through-type="none" style:font-name="Liberation Mono" fo:font-family="'Liberation Mono'" style:font-family-generic="modern" style:font-pitch="fixed" fo:font-size="12pt" fo:font-style="normal" style:text-underline-style="none" fo:font-weight="normal" style:text-blinking="false" fo:background-color="#ffffff" style:font-name-asian="Liberation Mono" style:font-family-asian="'Liberation Mono'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U_5f_text" style:display-name="U_text" style:family="text" style:parent-style-name="verb">
      <style:text-properties style:font-name="Liberation Serif2" fo:font-family="'Liberation Serif'" style:font-style-name="Обычный" style:font-family-generic="roman" style:font-pitch="variable" fo:font-size="14pt"/>
    </style:style>
    <style:style style:name="U_5f_code" style:display-name="U_code" style:family="text" style:parent-style-name="U_5f_text">
      <style:text-properties style:font-name="Liberation Mono1" fo:font-family="'Liberation Mono'" style:font-style-name="Обычный" style:font-family-generic="modern" style:font-pitch="fixed" fo:font-size="11.5pt" loext:padding="0cm" loext:border="none"/>
    </style:style>
    <style:style style:name="Emphasis" style:family="text">
      <style:text-properties fo:font-style="italic" style:font-style-asian="italic" style:font-style-complex="italic"/>
    </style:style>
    <style:style style:name="U_5f_HEADER_5f_t" style:display-name="U_HEADER_t" style:family="text" style:parent-style-name="U_5f_text">
      <style:text-properties fo:text-transform="uppercase" fo:color="#000000" loext:opacity="100%" style:text-line-through-style="none" style:text-line-through-type="none" style:text-position="0% 100%" style:font-name="Liberation Serif2" fo:font-family="'Liberation Serif'" style:font-style-name="Обычный" style:font-family-generic="roman" style:font-pitch="variable" fo:font-size="14pt" fo:font-style="normal" style:text-underline-style="none" fo:font-weight="bold" officeooo:rsid="0005acc8" style:text-blinking="false" fo:background-color="#ffffff" style:font-name-asian="Liberation Mono" style:font-family-asian="'Liberation Mono'" style:font-family-generic-asian="modern" style:font-pitch-asian="fixed" style:font-size-asian="12pt" style:font-weight-asian="bold" style:font-name-complex="Liberation Mono" style:font-family-complex="'Liberation Mono'" style:font-family-generic-complex="modern" style:font-pitch-complex="fixed" style:font-size-complex="12pt" style:font-weight-complex="bold"/>
    </style:style>
    <style:style style:name="U_5f_undheader_5f_t" style:display-name="U_undheader_t" style:family="text" style:parent-style-name="U_5f_HEADER_5f_t">
      <style:text-properties fo:font-variant="normal" fo:text-transform="none" fo:color="#000000" loext:opacity="100%" style:text-line-through-style="none" style:text-line-through-type="none" style:text-position="0% 100%" style:font-name="Liberation Serif2" fo:font-family="'Liberation Serif'" style:font-style-name="Обычный" style:font-family-generic="roman" style:font-pitch="variable" fo:font-size="14pt" fo:font-style="normal" style:text-underline-style="none" fo:font-weight="bold" officeooo:rsid="0005acc8" style:text-blinking="false" fo:background-color="#ffffff" style:font-name-asian="Liberation Mono" style:font-family-asian="'Liberation Mono'" style:font-family-generic-asian="modern" style:font-pitch-asian="fixed" style:font-size-asian="12pt" style:font-weight-asian="bold" style:font-name-complex="Liberation Mono" style:font-family-complex="'Liberation Mono'" style:font-family-generic-complex="modern" style:font-pitch-complex="fixed" style:font-size-complex="12pt" style:font-weight-complex="bold"/>
    </style:style>
    <style:style style:name="Mono_20_12.5" style:display-name="Mono 12.5" style:family="text">
      <style:text-properties fo:font-variant="normal" fo:text-transform="none" fo:color="#000000" loext:opacity="100%" style:text-line-through-style="none" style:text-line-through-type="none" style:font-name="Liberation Mono1" fo:font-family="'Liberation Mono'" style:font-style-name="Обычный" style:font-family-generic="modern" style:font-pitch="fixed" fo:font-size="12.5pt" fo:font-style="normal" style:text-underline-style="none" fo:font-weight="normal" style:text-blinking="false" fo:background-color="#ffffff" style:font-name-asian="Liberation Mono" style:font-family-asian="'Liberation Mono'" style:font-family-generic-asian="modern" style:font-pitch-asian="fixed" style:font-size-asian="12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U_5f_table_5f_table.1" style:display-name="U_table_table.1" style:family="table-cell">
      <style:table-cell-properties fo:border-left="0.51pt solid #000000" fo:border-top="0.51pt solid #000000" fo:border-bottom="0.51pt solid #000000"/>
      <style:text-properties style:use-window-font-color="true" fo:font-size="14pt" fo:font-weight="bold" style:font-size-asian="14pt" style:font-weight-asian="bold" style:font-name-asian="Times New Roman" style:font-family-asian="'Times New Roman'" style:font-family-generic-asian="roman" style:font-size-complex="14pt" style:font-weight-complex="bold" style:font-name-complex="Times New Roman" style:font-family-complex="'Times New Roman'" style:font-family-generic-complex="roman"/>
    </style:style>
    <style:style style:name="U_5f_table_5f_table.2" style:display-name="U_table_table.2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3" style:display-name="U_table_table.3" style:family="table-cell">
      <style:table-cell-properties fo:border-left="0.51pt solid #000000" fo:border-bottom="0.51pt solid #000000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4" style:display-name="U_table_table.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5" style:display-name="U_table_table.5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6" style:display-name="U_table_table.6" style:family="table-cell">
      <style:table-cell-properties fo:border-left="0.51pt solid #000000" fo:border-bottom="0.51pt solid #000000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7" style:display-name="U_table_table.7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8" style:display-name="U_table_table.8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9" style:display-name="U_table_table.9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10" style:display-name="U_table_table.10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11" style:display-name="U_table_table.11" style:family="table-cell">
      <style:table-cell-properties fo:border-left="0.51pt solid #000000" fo:border-top="0.51pt solid #000000" fo:border-bottom="0.51pt solid #000000"/>
      <style:text-properties style:use-window-font-color="true" fo:font-size="14pt" fo:font-weight="bold" style:font-size-asian="14pt" style:font-weight-asian="bold" style:font-name-asian="Times New Roman" style:font-family-asian="'Times New Roman'" style:font-family-generic-asian="roman" style:font-size-complex="14pt" style:font-weight-complex="bold" style:font-name-complex="Times New Roman" style:font-family-complex="'Times New Roman'" style:font-family-generic-complex="roman"/>
    </style:style>
    <style:style style:name="U_5f_table_5f_table.12" style:display-name="U_table_table.12" style:family="table-cell">
      <style:table-cell-properties fo:border-left="0.51pt solid #000000" fo:border-right="0.51pt solid #000000" fo:border-top="0.51pt solid #000000" fo:border-bottom="0.51pt solid #000000"/>
      <style:text-properties style:use-window-font-color="true" fo:font-size="14pt" fo:font-weight="bold" style:font-size-asian="14pt" style:font-weight-asian="bold" style:font-name-asian="Times New Roman" style:font-family-asian="'Times New Roman'" style:font-family-generic-asian="roman" style:font-size-complex="14pt" style:font-weight-complex="bold" style:font-name-complex="Times New Roman" style:font-family-complex="'Times New Roman'" style:font-family-generic-complex="roman"/>
    </style:style>
    <style:style style:name="U_5f_table_5f_table.13" style:display-name="U_table_table.13" style:family="table-cell">
      <style:table-cell-properties fo:border-left="0.51pt solid #000000" fo:border-bottom="0.51pt solid #000000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14" style:display-name="U_table_table.1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style:style style:name="U_5f_table_5f_table.15" style:display-name="U_table_table.15" style:family="table-cell">
      <style:table-cell-properties fo:border-left="0.51pt solid #000000" fo:border-top="0.51pt solid #000000" fo:border-bottom="0.51pt solid #000000"/>
      <style:text-properties style:use-window-font-color="true" fo:font-size="14pt" fo:font-weight="bold" style:font-size-asian="14pt" style:font-weight-asian="bold" style:font-name-asian="Times New Roman" style:font-family-asian="'Times New Roman'" style:font-family-generic-asian="roman" style:font-size-complex="14pt" style:font-weight-complex="bold" style:font-name-complex="Times New Roman" style:font-family-complex="'Times New Roman'" style:font-family-generic-complex="roman"/>
    </style:style>
    <style:style style:name="U_5f_table_5f_table.16" style:display-name="U_table_table.1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size-asian="14pt" style:font-name-asian="Times New Roman" style:font-family-asian="'Times New Roman'" style:font-family-generic-asian="roman" style:font-size-complex="14pt" style:font-name-complex="Times New Roman" style:font-family-complex="'Times New Roman'" style:font-family-generic-complex="roman"/>
    </style:style>
    <table:table-template table:name="U_table_table" table:first-row-end-column="row" table:first-row-start-column="row" table:last-row-end-column="row" table:last-row-start-column="row">
      <table:first-row table:style-name="U_5f_table_5f_table.1"/>
      <table:last-row table:style-name="U_5f_table_5f_table.2"/>
      <table:first-column table:style-name="U_5f_table_5f_table.3"/>
      <table:last-column table:style-name="U_5f_table_5f_table.4"/>
      <table:body table:style-name="U_5f_table_5f_table.9"/>
      <table:even-rows table:style-name="U_5f_table_5f_table.5"/>
      <table:odd-rows table:style-name="U_5f_table_5f_table.6"/>
      <table:even-columns table:style-name="U_5f_table_5f_table.7"/>
      <table:odd-columns table:style-name="U_5f_table_5f_table.8"/>
      <table:background table:style-name="U_5f_table_5f_table.10"/>
      <loext:first-row-even-column table:style-name="U_5f_table_5f_table.15"/>
      <loext:last-row-even-column table:style-name="U_5f_table_5f_table.16"/>
      <loext:first-row-end-column table:style-name="U_5f_table_5f_table.12"/>
      <loext:first-row-start-column table:style-name="U_5f_table_5f_table.11"/>
      <loext:last-row-end-column table:style-name="U_5f_table_5f_table.14"/>
      <loext:last-row-start-column table:style-name="U_5f_table_5f_tab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U_5f_text_5f_h" style:master-page-name="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fo:background-color="transparent">
        <style:tab-stops/>
      </style:paragraph-properties>
    </style:style>
    <style:style style:name="MP2" style:family="paragraph" style:parent-style-name="Footer">
      <style:paragraph-properties fo:text-align="end" style:justify-single-word="false"/>
      <style:text-properties officeooo:rsid="0044504e" officeooo:paragraph-rsid="0044504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1.69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MP1"><text:span text:style-name="U_5f_text"><text:page-number text:select-page="current">0</text:page-number></text:span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U_5f_list" style:display-name="U_list" style:page-layout-name="Mpm3" draw:style-name="Mdp1">
      <style:footer>
        <text:p text:style-name="MP3"/>
        <text:p text:style-name="MP3"><text:page-number text:select-page="current">12</text:page-number></text:p>
      </style:footer>
      <style:footer-first>
        <text:p text:style-name="Footer"/>
      </style:footer-first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45:03.862435618</meta:creation-date>
    <dc:date>2025-05-13T16:54:38.532606814</dc:date>
    <meta:editing-duration>PT3H25M4S</meta:editing-duration>
    <meta:editing-cycles>35</meta:editing-cycles>
    <meta:generator>LibreOffice/24.8.6.2$Linux_X86_64 LibreOffice_project/480$Build-2</meta:generator>
    <meta:print-date>2025-05-13T14:24:30.012845428</meta:print-date>
    <meta:printed-by>Файлы PDF</meta:printed-by>
    <meta:document-statistic meta:table-count="1" meta:image-count="0" meta:object-count="0" meta:page-count="12" meta:paragraph-count="253" meta:word-count="1558" meta:character-count="11220" meta:non-whitespace-character-count="9665"/>
  </office:meta>
</office:document-meta>
</file>